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 Serif" svg:font-family="'Sans Serif'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5.731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9.349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3.493cm"/>
    </style:style>
    <style:style style:name="co8" style:family="table-column">
      <style:table-column-properties fo:break-before="auto" style:column-width="0.432cm"/>
    </style:style>
    <style:style style:name="co9" style:family="table-column">
      <style:table-column-properties fo:break-before="auto" style:column-width="4.471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vertical-align="middle"/>
      <style:text-properties fo:color="#000000" style:font-name="Sans Serif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ff9966" style:cell-protect="protected" style:print-content="true" style:vertical-align="middle"/>
      <style:text-properties fo:color="#000000" style:font-name="Sans Serif" fo:font-size="10pt"/>
    </style:style>
    <style:style style:name="ce5" style:family="table-cell" style:parent-style-name="Default">
      <style:table-cell-properties fo:background-color="#00ae00" style:cell-protect="protected" style:print-content="true" style:vertical-align="middle"/>
      <style:text-properties fo:color="#000000" style:font-name="Sans Serif" fo:font-size="10pt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Sans Serif" fo:font-size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6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6"/>
          <table:table-cell table:style-name="ce1" office:value-type="string">
            <text:p>Statuses</text:p>
          </table:table-cell>
          <table:table-cell table:style-name="ce6" table:number-columns-repeated="244"/>
          <table:table-cell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showmenu</text:p>
          </table:table-cell>
          <table:table-cell office:value-type="string">
            <text:p>showMenuBar action</text:p>
          </table:table-cell>
          <table:table-cell table:number-columns-repeated="6"/>
          <table:table-cell office:value-type="string">
            <text:p>blank: not in theme</text:p>
          </table:table-cell>
          <table:table-cell table:formula="oooc:=COUNTIF([.F2:.F155];0)" office:value-type="float" office:value="152">
            <text:p>152</text:p>
          </table:table-cell>
          <table:table-cell table:number-columns-repeated="244"/>
        </table:table-row>
        <table:table-row table:style-name="ro2">
          <table:table-cell office:value-type="string">
            <text:p>actions</text:p>
          </table:table-cell>
          <table:table-cell office:value-type="string">
            <text:p>view-fullscreen</text:p>
          </table:table-cell>
          <table:table-cell office:value-type="string">
            <text:p>window_fullscreen</text:p>
          </table:table-cell>
          <table:table-cell office:value-type="string">
            <text:p>full screen action</text:p>
          </table:table-cell>
          <table:table-cell table:style-name="ce4" office:value-type="string">
            <text:p>approval</text:p>
          </table:table-cell>
          <table:table-cell table:formula="oooc:=IF(ISBLANK([.E3];&quot;approval&quot;);0;IF(EXACT([.E3];&quot;draft&quot;);1;IF(EXACT([.E3];&quot;approval&quot;);2;IF(EXACT([.E3];&quot;final&quot;);3;0))))" office:value-type="float" office:value="0">
            <text:p>Err:508</text:p>
          </table:table-cell>
          <table:table-cell table:number-columns-repeated="4"/>
          <table:table-cell table:style-name="ce7" office:value-type="string">
            <text:p>draft: pre-approval</text:p>
          </table:table-cell>
          <table:table-cell table:formula="oooc:=COUNTIF([.F2:.F155];1)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window_nofullscreen</text:p>
          </table:table-cell>
          <table:table-cell office:value-type="string">
            <text:p>de-full screen action</text:p>
          </table:table-cell>
          <table:table-cell table:style-name="ce4" office:value-type="string">
            <text:p>approval</text:p>
          </table:table-cell>
          <table:table-cell table:formula="oooc:=IF(ISBLANK([.E4];&quot;approval&quot;);0;IF(EXACT([.E4];&quot;draft&quot;);1;IF(EXACT([.E4];&quot;approval&quot;);2;IF(EXACT([.E4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approval: needs approval</text:p>
          </table:table-cell>
          <table:table-cell table:formula="oooc:=COUNTIF([.F2:.F155];2)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lorpicker</text:p>
          </table:table-cell>
          <table:table-cell office:value-type="string">
            <text:p>color dialog button</text:p>
          </table:table-cell>
          <table:table-cell table:style-name="ce4" office:value-type="string">
            <text:p>approval</text:p>
          </table:table-cell>
          <table:table-cell table:formula="oooc:=IF(ISBLANK([.E5];&quot;approval&quot;);0;IF(EXACT([.E5];&quot;draft&quot;);1;IF(EXACT([.E5];&quot;approval&quot;);2;IF(EXACT([.E5];&quot;final&quot;);3;0))))" office:value-type="float" office:value="0">
            <text:p>Err:508</text:p>
          </table:table-cell>
          <table:table-cell table:number-columns-repeated="4"/>
          <table:table-cell table:style-name="ce5" office:value-type="string">
            <text:p>final</text:p>
          </table:table-cell>
          <table:table-cell table:formula="oooc:=COUNTIF([.F2:.F155];3)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up</text:p>
          </table:table-cell>
          <table:table-cell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E6];&quot;approval&quot;);0;IF(EXACT([.E6];&quot;draft&quot;);1;IF(EXACT([.E6];&quot;approval&quot;);2;IF(EXACT([.E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down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E7];&quot;approval&quot;);0;IF(EXACT([.E7];&quot;draft&quot;);1;IF(EXACT([.E7];&quot;approval&quot;);2;IF(EXACT([.E7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Standard names</text:p>
          </table:table-cell>
          <table:table-cell table:formula="oooc:=153-COUNTBLANK([.B2:.B155])" office:value-type="float" office:value="152">
            <text:p>152</text:p>
          </table:table-cell>
          <table:table-cell table:number-columns-repeated="24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back</text:p>
          </table:table-cell>
          <table:table-cell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E8];&quot;approval&quot;);0;IF(EXACT([.E8];&quot;draft&quot;);1;IF(EXACT([.E8];&quot;approval&quot;);2;IF(EXACT([.E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orward</text:p>
          </table:table-cell>
          <table:table-cell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E9];&quot;approval&quot;);0;IF(EXACT([.E9];&quot;draft&quot;);1;IF(EXACT([.E9];&quot;approval&quot;);2;IF(EXACT([.E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example</text:p>
          </table:table-cell>
          <table:table-cell office:value-type="string">
            <text:p>overlay, none by default</text:p>
          </table:table-cell>
          <table:table-cell/>
          <table:table-cell table:formula="oooc:=IF(ISBLANK([.E10];&quot;approval&quot;);0;IF(EXACT([.E10];&quot;draft&quot;);1;IF(EXACT([.E10];&quot;approval&quot;);2;IF(EXACT([.E1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screenshot</text:p>
          </table:table-cell>
          <table:table-cell office:value-type="string">
            <text:p>screenshot overlay, none by default</text:p>
          </table:table-cell>
          <table:table-cell/>
          <table:table-cell table:formula="oooc:=IF(ISBLANK([.E11];&quot;approval&quot;);0;IF(EXACT([.E11];&quot;draft&quot;);1;IF(EXACT([.E11];&quot;approval&quot;);2;IF(EXACT([.E1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none</text:p>
          </table:table-cell>
          <table:table-cell office:value-type="string">
            <text:p>link</text:p>
          </table:table-cell>
          <table:table-cell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E12];&quot;approval&quot;);0;IF(EXACT([.E12];&quot;draft&quot;);1;IF(EXACT([.E12];&quot;approval&quot;);2;IF(EXACT([.E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none</text:p>
          </table:table-cell>
          <table:table-cell office:value-type="string">
            <text:p>zip</text:p>
          </table:table-cell>
          <table:table-cell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E13];&quot;approval&quot;);0;IF(EXACT([.E13];&quot;draft&quot;);1;IF(EXACT([.E13];&quot;approval&quot;);2;IF(EXACT([.E13];&quot;final&quot;);3;0))))" office:value-type="float" office:value="0">
            <text:p>Err:508</text:p>
          </table:table-cell>
          <table:table-cell/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share</text:p>
          </table:table-cell>
          <table:table-cell office:value-type="string">
            <text:p>share overlay</text:p>
          </table:table-cell>
          <table:table-cell/>
          <table:table-cell table:formula="oooc:=IF(ISBLANK([.E14];&quot;approval&quot;);0;IF(EXACT([.E14];&quot;draft&quot;);1;IF(EXACT([.E14];&quot;approval&quot;);2;IF(EXACT([.E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none</text:p>
          </table:table-cell>
          <table:table-cell office:value-type="string">
            <text:p>mounted</text:p>
          </table:table-cell>
          <table:table-cell office:value-type="string">
            <text:p>filesystem is mounted overlay</text:p>
          </table:table-cell>
          <table:table-cell table:number-columns-repeated="252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undo</text:p>
          </table:table-cell>
          <table:table-cell office:value-type="string">
            <text:p>undo</text:p>
          </table:table-cell>
          <table:table-cell office:value-type="string">
            <text:p>undo/redo action, text edit context menus, redo stack</text:p>
          </table:table-cell>
          <table:table-cell table:style-name="ce4" office:value-type="string">
            <text:p>approval</text:p>
          </table:table-cell>
          <table:table-cell table:formula="oooc:=IF(ISBLANK([.E16];&quot;approval&quot;);0;IF(EXACT([.E16];&quot;draft&quot;);1;IF(EXACT([.E16];&quot;approval&quot;);2;IF(EXACT([.E1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redo</text:p>
          </table:table-cell>
          <table:table-cell office:value-type="string">
            <text:p>redo</text:p>
          </table:table-cell>
          <table:table-cell office:value-type="string">
            <text:p>undo/redo action, text edit ctx menus, redo stack, print job mgr</text:p>
          </table:table-cell>
          <table:table-cell table:style-name="ce4" office:value-type="string">
            <text:p>approval</text:p>
          </table:table-cell>
          <table:table-cell table:formula="oooc:=IF(ISBLANK([.E17];&quot;approval&quot;);0;IF(EXACT([.E17];&quot;draft&quot;);1;IF(EXACT([.E17];&quot;approval&quot;);2;IF(EXACT([.E1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cut</text:p>
          </table:table-cell>
          <table:table-cell office:value-type="string">
            <text:p>editcut</text:p>
          </table:table-cell>
          <table:table-cell office:value-type="string">
            <text:p>text edit context menus</text:p>
          </table:table-cell>
          <table:table-cell table:style-name="ce4" office:value-type="string">
            <text:p>approval</text:p>
          </table:table-cell>
          <table:table-cell table:formula="oooc:=IF(ISBLANK([.E18];&quot;approval&quot;);0;IF(EXACT([.E18];&quot;draft&quot;);1;IF(EXACT([.E18];&quot;approval&quot;);2;IF(EXACT([.E1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copy</text:p>
          </table:table-cell>
          <table:table-cell office:value-type="string">
            <text:p>editcopy</text:p>
          </table:table-cell>
          <table:table-cell office:value-type="string">
            <text:p>text edit context menus, kate, kdeprint</text:p>
          </table:table-cell>
          <table:table-cell table:style-name="ce4" office:value-type="string">
            <text:p>approval</text:p>
          </table:table-cell>
          <table:table-cell table:formula="oooc:=IF(ISBLANK([.E19];&quot;approval&quot;);0;IF(EXACT([.E19];&quot;draft&quot;);1;IF(EXACT([.E19];&quot;approval&quot;);2;IF(EXACT([.E1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paste</text:p>
          </table:table-cell>
          <table:table-cell office:value-type="string">
            <text:p>editpaste</text:p>
          </table:table-cell>
          <table:table-cell office:value-type="string">
            <text:p>text edit context menus, kdeprint</text:p>
          </table:table-cell>
          <table:table-cell table:style-name="ce4" office:value-type="string">
            <text:p>approval</text:p>
          </table:table-cell>
          <table:table-cell table:formula="oooc:=IF(ISBLANK([.E20];&quot;approval&quot;);0;IF(EXACT([.E20];&quot;draft&quot;);1;IF(EXACT([.E20];&quot;approval&quot;);2;IF(EXACT([.E2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editclear</text:p>
          </table:table-cell>
          <table:table-cell office:value-type="string">
            <text:p>text edit context menus</text:p>
          </table:table-cell>
          <table:table-cell table:style-name="ce4" office:value-type="string">
            <text:p>approval</text:p>
          </table:table-cell>
          <table:table-cell table:formula="oooc:=IF(ISBLANK([.E21];&quot;approval&quot;);0;IF(EXACT([.E21];&quot;draft&quot;);1;IF(EXACT([.E21];&quot;approval&quot;);2;IF(EXACT([.E2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alog-information</text:p>
          </table:table-cell>
          <table:table-cell office:value-type="string">
            <text:p>messagebox_info</text:p>
          </table:table-cell>
          <table:table-cell office:value-type="string">
            <text:p>passive popups</text:p>
          </table:table-cell>
          <table:table-cell/>
          <table:table-cell table:formula="oooc:=IF(ISBLANK([.E22];&quot;approval&quot;);0;IF(EXACT([.E22];&quot;draft&quot;);1;IF(EXACT([.E22];&quot;approval&quot;);2;IF(EXACT([.E2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alog-warning</text:p>
          </table:table-cell>
          <table:table-cell office:value-type="string">
            <text:p>messagebox_warning</text:p>
          </table:table-cell>
          <table:table-cell office:value-type="string">
            <text:p>passive popups</text:p>
          </table:table-cell>
          <table:table-cell/>
          <table:table-cell table:formula="oooc:=IF(ISBLANK([.E23];&quot;approval&quot;);0;IF(EXACT([.E23];&quot;draft&quot;);1;IF(EXACT([.E23];&quot;approval&quot;);2;IF(EXACT([.E2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alog-error</text:p>
          </table:table-cell>
          <table:table-cell office:value-type="string">
            <text:p>messagebox_critical</text:p>
          </table:table-cell>
          <table:table-cell office:value-type="string">
            <text:p>passive popups, kjs debugger</text:p>
          </table:table-cell>
          <table:table-cell/>
          <table:table-cell table:formula="oooc:=IF(ISBLANK([.E24];&quot;approval&quot;);0;IF(EXACT([.E24];&quot;draft&quot;);1;IF(EXACT([.E24];&quot;approval&quot;);2;IF(EXACT([.E2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history_clear</text:p>
          </table:table-cell>
          <table:table-cell office:value-type="string">
            <text:p>combobox context menu, html forms</text:p>
          </table:table-cell>
          <table:table-cell table:style-name="ce4" office:value-type="string">
            <text:p>approval</text:p>
          </table:table-cell>
          <table:table-cell table:formula="oooc:=IF(ISBLANK([.E25];&quot;approval&quot;);0;IF(EXACT([.E25];&quot;draft&quot;);1;IF(EXACT([.E25];&quot;approval&quot;);2;IF(EXACT([.E2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today</text:p>
          </table:table-cell>
          <table:table-cell office:value-type="string">
            <text:p>datepicker</text:p>
          </table:table-cell>
          <table:table-cell table:style-name="ce4" office:value-type="string">
            <text:p>approval</text:p>
          </table:table-cell>
          <table:table-cell table:formula="oooc:=IF(ISBLANK([.E26];&quot;approval&quot;);0;IF(EXACT([.E26];&quot;draft&quot;);1;IF(EXACT([.E26];&quot;approval&quot;);2;IF(EXACT([.E2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2leftarrow</text:p>
          </table:table-cell>
          <table:table-cell office:value-type="string">
            <text:p>datepicker</text:p>
          </table:table-cell>
          <table:table-cell table:style-name="ce4" office:value-type="string">
            <text:p>approval</text:p>
          </table:table-cell>
          <table:table-cell table:formula="oooc:=IF(ISBLANK([.E27];&quot;approval&quot;);0;IF(EXACT([.E27];&quot;draft&quot;);1;IF(EXACT([.E27];&quot;approval&quot;);2;IF(EXACT([.E2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2rightarrow</text:p>
          </table:table-cell>
          <table:table-cell office:value-type="string">
            <text:p>datepicker</text:p>
          </table:table-cell>
          <table:table-cell table:style-name="ce4" office:value-type="string">
            <text:p>approval</text:p>
          </table:table-cell>
          <table:table-cell table:formula="oooc:=IF(ISBLANK([.E28];&quot;approval&quot;);0;IF(EXACT([.E28];&quot;draft&quot;);1;IF(EXACT([.E28];&quot;approval&quot;);2;IF(EXACT([.E2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1leftarrow</text:p>
          </table:table-cell>
          <table:table-cell office:value-type="string">
            <text:p>datepicker, html</text:p>
          </table:table-cell>
          <table:table-cell table:style-name="ce4" office:value-type="string">
            <text:p>approval</text:p>
          </table:table-cell>
          <table:table-cell table:formula="oooc:=IF(ISBLANK([.E29];&quot;approval&quot;);0;IF(EXACT([.E29];&quot;draft&quot;);1;IF(EXACT([.E29];&quot;approval&quot;);2;IF(EXACT([.E2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1rightarrow</text:p>
          </table:table-cell>
          <table:table-cell office:value-type="string">
            <text:p>datepicker, html</text:p>
          </table:table-cell>
          <table:table-cell table:style-name="ce4" office:value-type="string">
            <text:p>approval</text:p>
          </table:table-cell>
          <table:table-cell table:formula="oooc:=IF(ISBLANK([.E30];&quot;approval&quot;);0;IF(EXACT([.E30];&quot;draft&quot;);1;IF(EXACT([.E30];&quot;approval&quot;);2;IF(EXACT([.E3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tents</text:p>
          </table:table-cell>
          <table:table-cell office:value-type="string">
            <text:p>help menu, printer config</text:p>
          </table:table-cell>
          <table:table-cell table:style-name="ce4" office:value-type="string">
            <text:p>approval</text:p>
          </table:table-cell>
          <table:table-cell table:formula="oooc:=IF(ISBLANK([.E31];&quot;approval&quot;);0;IF(EXACT([.E31];&quot;draft&quot;);1;IF(EXACT([.E31];&quot;approval&quot;);2;IF(EXACT([.E3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texthelp</text:p>
          </table:table-cell>
          <table:table-cell office:value-type="string">
            <text:p>help menu</text:p>
          </table:table-cell>
          <table:table-cell table:style-name="ce4" office:value-type="string">
            <text:p>approval</text:p>
          </table:table-cell>
          <table:table-cell table:formula="oooc:=IF(ISBLANK([.E32];&quot;approval&quot;);0;IF(EXACT([.E32];&quot;draft&quot;);1;IF(EXACT([.E32];&quot;approval&quot;);2;IF(EXACT([.E3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about_kde</text:p>
          </table:table-cell>
          <table:table-cell office:value-type="string">
            <text:p>help menu</text:p>
          </table:table-cell>
          <table:table-cell/>
          <table:table-cell table:formula="oooc:=IF(ISBLANK([.E33];&quot;approval&quot;);0;IF(EXACT([.E33];&quot;draft&quot;);1;IF(EXACT([.E33];&quot;approval&quot;);2;IF(EXACT([.E3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mpletion</text:p>
          </table:table-cell>
          <table:table-cell office:value-type="string">
            <text:p>line edits context menu</text:p>
          </table:table-cell>
          <table:table-cell/>
          <table:table-cell table:formula="oooc:=IF(ISBLANK([.E34];&quot;approval&quot;);0;IF(EXACT([.E34];&quot;draft&quot;);1;IF(EXACT([.E34];&quot;approval&quot;);2;IF(EXACT([.E3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rotate_cw</text:p>
          </table:table-cell>
          <table:table-cell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E35];&quot;approval&quot;);0;IF(EXACT([.E35];&quot;draft&quot;);1;IF(EXACT([.E35];&quot;approval&quot;);2;IF(EXACT([.E3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rotate_ccw</text:p>
          </table:table-cell>
          <table:table-cell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E36];&quot;approval&quot;);0;IF(EXACT([.E36];&quot;draft&quot;);1;IF(EXACT([.E36];&quot;approval&quot;);2;IF(EXACT([.E3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s-check-spelling</text:p>
          </table:table-cell>
          <table:table-cell office:value-type="string">
            <text:p>spellcheck</text:p>
          </table:table-cell>
          <table:table-cell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E37];&quot;approval&quot;);0;IF(EXACT([.E37];&quot;draft&quot;);1;IF(EXACT([.E37];&quot;approval&quot;);2;IF(EXACT([.E3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ystem-lock-screen</text:p>
          </table:table-cell>
          <table:table-cell office:value-type="string">
            <text:p>lock</text:p>
          </table:table-cell>
          <table:table-cell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E38];&quot;approval&quot;);0;IF(EXACT([.E38];&quot;draft&quot;);1;IF(EXACT([.E38];&quot;approval&quot;);2;IF(EXACT([.E3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unlock</text:p>
          </table:table-cell>
          <table:table-cell office:value-type="string">
            <text:p>toolbar context menu</text:p>
          </table:table-cell>
          <table:table-cell/>
          <table:table-cell table:formula="oooc:=IF(ISBLANK([.E39];&quot;approval&quot;);0;IF(EXACT([.E39];&quot;draft&quot;);1;IF(EXACT([.E39];&quot;approval&quot;);2;IF(EXACT([.E3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next</text:p>
          </table:table-cell>
          <table:table-cell office:value-type="string">
            <text:p>next</text:p>
          </table:table-cell>
          <table:table-cell office:value-type="string">
            <text:p>next action, kate</text:p>
          </table:table-cell>
          <table:table-cell table:style-name="ce4" office:value-type="string">
            <text:p>approval</text:p>
          </table:table-cell>
          <table:table-cell table:formula="oooc:=IF(ISBLANK([.E40];&quot;approval&quot;);0;IF(EXACT([.E40];&quot;draft&quot;);1;IF(EXACT([.E40];&quot;approval&quot;);2;IF(EXACT([.E4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previous</text:p>
          </table:table-cell>
          <table:table-cell office:value-type="string">
            <text:p>previous</text:p>
          </table:table-cell>
          <table:table-cell office:value-type="string">
            <text:p>previous action, kate</text:p>
          </table:table-cell>
          <table:table-cell table:style-name="ce4" office:value-type="string">
            <text:p>approval</text:p>
          </table:table-cell>
          <table:table-cell table:formula="oooc:=IF(ISBLANK([.E41];&quot;approval&quot;);0;IF(EXACT([.E41];&quot;draft&quot;);1;IF(EXACT([.E41];&quot;approval&quot;);2;IF(EXACT([.E4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stop</text:p>
          </table:table-cell>
          <table:table-cell office:value-type="string">
            <text:p>kjs debugger, print preview, print job mgr</text:p>
          </table:table-cell>
          <table:table-cell table:style-name="ce4" office:value-type="string">
            <text:p>approval</text:p>
          </table:table-cell>
          <table:table-cell table:formula="oooc:=IF(ISBLANK([.E42];&quot;approval&quot;);0;IF(EXACT([.E42];&quot;draft&quot;);1;IF(EXACT([.E42];&quot;approval&quot;);2;IF(EXACT([.E4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java</text:p>
          </table:table-cell>
          <table:table-cell office:value-type="string">
            <text:p>java applets</text:p>
          </table:table-cell>
          <table:table-cell/>
          <table:table-cell table:formula="oooc:=IF(ISBLANK([.E43];&quot;approval&quot;);0;IF(EXACT([.E43];&quot;draft&quot;);1;IF(EXACT([.E43];&quot;approval&quot;);2;IF(EXACT([.E43];&quot;final&quot;);3;0))))" office:value-type="float" office:value="0">
            <text:p>Err:508</text:p>
          </table:table-cell>
          <table:table-cell office:value-type="string">
            <text:p>see java_kjava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up</text:p>
          </table:table-cell>
          <table:table-cell office:value-type="string">
            <text:p>1uparrow</text:p>
          </table:table-cell>
          <table:table-cell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E44];&quot;approval&quot;);0;IF(EXACT([.E44];&quot;draft&quot;);1;IF(EXACT([.E44];&quot;approval&quot;);2;IF(EXACT([.E4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down</text:p>
          </table:table-cell>
          <table:table-cell office:value-type="string">
            <text:p>1downarrow</text:p>
          </table:table-cell>
          <table:table-cell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E45];&quot;approval&quot;);0;IF(EXACT([.E45];&quot;draft&quot;);1;IF(EXACT([.E45];&quot;approval&quot;);2;IF(EXACT([.E4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mail_generic</text:p>
          </table:table-cell>
          <table:table-cell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E46];&quot;approval&quot;);0;IF(EXACT([.E46];&quot;draft&quot;);1;IF(EXACT([.E46];&quot;approval&quot;);2;IF(EXACT([.E4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none</text:p>
          </table:table-cell>
          <table:table-cell office:value-type="string">
            <text:p>file_broken</text:p>
          </table:table-cell>
          <table:table-cell office:value-type="string">
            <text:p>khtml</text:p>
          </table:table-cell>
          <table:table-cell/>
          <table:table-cell table:formula="oooc:=IF(ISBLANK([.E47];&quot;approval&quot;);0;IF(EXACT([.E47];&quot;draft&quot;);1;IF(EXACT([.E47];&quot;approval&quot;);2;IF(EXACT([.E4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continue</text:p>
          </table:table-cell>
          <table:table-cell office:value-type="string">
            <text:p>khtml/ecma/debugger/images</text:p>
          </table:table-cell>
          <table:table-cell/>
          <table:table-cell table:formula="oooc:=IF(ISBLANK([.E48];&quot;approval&quot;);0;IF(EXACT([.E48];&quot;draft&quot;);1;IF(EXACT([.E48];&quot;approval&quot;);2;IF(EXACT([.E48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stop</text:p>
          </table:table-cell>
          <table:table-cell office:value-type="string">
            <text:p>khtml/ecma/debugger/images</text:p>
          </table:table-cell>
          <table:table-cell table:style-name="ce4" office:value-type="string">
            <text:p>approval</text:p>
          </table:table-cell>
          <table:table-cell table:formula="oooc:=IF(ISBLANK([.E49];&quot;approval&quot;);0;IF(EXACT([.E49];&quot;draft&quot;);1;IF(EXACT([.E49];&quot;approval&quot;);2;IF(EXACT([.E49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49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step-into</text:p>
          </table:table-cell>
          <table:table-cell office:value-type="string">
            <text:p>khtml/ecma/debugger/images</text:p>
          </table:table-cell>
          <table:table-cell/>
          <table:table-cell table:formula="oooc:=IF(ISBLANK([.E50];&quot;approval&quot;);0;IF(EXACT([.E50];&quot;draft&quot;);1;IF(EXACT([.E50];&quot;approval&quot;);2;IF(EXACT([.E50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49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step-out</text:p>
          </table:table-cell>
          <table:table-cell office:value-type="string">
            <text:p>khtml/ecma/debugger/images</text:p>
          </table:table-cell>
          <table:table-cell/>
          <table:table-cell table:formula="oooc:=IF(ISBLANK([.E51];&quot;approval&quot;);0;IF(EXACT([.E51];&quot;draft&quot;);1;IF(EXACT([.E51];&quot;approval&quot;);2;IF(EXACT([.E51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49"/>
        </table:table-row>
        <table:table-row table:style-name="ro1"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step-over</text:p>
          </table:table-cell>
          <table:table-cell office:value-type="string">
            <text:p>khtml/ecma/debugger/images</text:p>
          </table:table-cell>
          <table:table-cell/>
          <table:table-cell table:formula="oooc:=IF(ISBLANK([.E52];&quot;approval&quot;);0;IF(EXACT([.E52];&quot;draft&quot;);1;IF(EXACT([.E52];&quot;approval&quot;);2;IF(EXACT([.E52];&quot;final&quot;);3;0))))" office:value-type="float" office:value="0">
            <text:p>Err:508</text:p>
          </table:table-cell>
          <table:table-cell office:value-type="string">
            <text:p>not using icon theme?!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-new</text:p>
          </table:table-cell>
          <table:table-cell office:value-type="string">
            <text:p>window_new</text:p>
          </table:table-cell>
          <table:table-cell office:value-type="string">
            <text:p>khtml, kate</text:p>
          </table:table-cell>
          <table:table-cell table:style-name="ce4" office:value-type="string">
            <text:p>approval</text:p>
          </table:table-cell>
          <table:table-cell table:formula="oooc:=IF(ISBLANK([.E53];&quot;approval&quot;);0;IF(EXACT([.E53];&quot;draft&quot;);1;IF(EXACT([.E53];&quot;approval&quot;);2;IF(EXACT([.E5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tab_new</text:p>
          </table:table-cell>
          <table:table-cell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E54];&quot;approval&quot;);0;IF(EXACT([.E54];&quot;draft&quot;);1;IF(EXACT([.E54];&quot;approval&quot;);2;IF(EXACT([.E5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idea</text:p>
          </table:table-cell>
          <table:table-cell office:value-type="string">
            <text:p>ktip dialog and action</text:p>
          </table:table-cell>
          <table:table-cell table:style-name="ce4" office:value-type="string">
            <text:p>approval</text:p>
          </table:table-cell>
          <table:table-cell table:formula="oooc:=IF(ISBLANK([.E55];&quot;approval&quot;);0;IF(EXACT([.E55];&quot;draft&quot;);1;IF(EXACT([.E55];&quot;approval&quot;);2;IF(EXACT([.E5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-close</text:p>
          </table:table-cell>
          <table:table-cell office:value-type="string">
            <text:p>fileclose</text:p>
          </table:table-cell>
          <table:table-cell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E56];&quot;approval&quot;);0;IF(EXACT([.E56];&quot;draft&quot;);1;IF(EXACT([.E56];&quot;approval&quot;);2;IF(EXACT([.E5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none</text:p>
          </table:table-cell>
          <table:table-cell office:value-type="string">
            <text:p>xapp</text:p>
          </table:table-cell>
          <table:table-cell office:value-type="string">
            <text:p>window titles</text:p>
          </table:table-cell>
          <table:table-cell/>
          <table:table-cell table:formula="oooc:=IF(ISBLANK([.E57];&quot;approval&quot;);0;IF(EXACT([.E57];&quot;draft&quot;);1;IF(EXACT([.E57];&quot;approval&quot;);2;IF(EXACT([.E57];&quot;final&quot;);3;0))))" office:value-type="float" office:value="0">
            <text:p>Err:508</text:p>
          </table:table-cell>
          <table:table-cell office:value-type="string">
            <text:p>there is X.svg in BOTH actions/ and apps/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harset</text:p>
          </table:table-cell>
          <table:table-cell office:value-type="string">
            <text:p>khtml (encodings)</text:p>
          </table:table-cell>
          <table:table-cell/>
          <table:table-cell table:formula="oooc:=IF(ISBLANK([.E58];&quot;approval&quot;);0;IF(EXACT([.E58];&quot;draft&quot;);1;IF(EXACT([.E58];&quot;approval&quot;);2;IF(EXACT([.E5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rameprint</text:p>
          </table:table-cell>
          <table:table-cell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E59];&quot;approval&quot;);0;IF(EXACT([.E59];&quot;draft&quot;);1;IF(EXACT([.E59];&quot;approval&quot;);2;IF(EXACT([.E5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string">
            <text:p>javascript error dialog, dialog button</text:p>
          </table:table-cell>
          <table:table-cell table:style-name="ce4" office:value-type="string">
            <text:p>approval</text:p>
          </table:table-cell>
          <table:table-cell table:formula="oooc:=IF(ISBLANK([.E60];&quot;approval&quot;);0;IF(EXACT([.E60];&quot;draft&quot;);1;IF(EXACT([.E60];&quot;approval&quot;);2;IF(EXACT([.E6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images_display</text:p>
          </table:table-cell>
          <table:table-cell office:value-type="string">
            <text:p>khtml</text:p>
          </table:table-cell>
          <table:table-cell/>
          <table:table-cell table:formula="oooc:=IF(ISBLANK([.E61];&quot;approval&quot;);0;IF(EXACT([.E61];&quot;draft&quot;);1;IF(EXACT([.E61];&quot;approval&quot;);2;IF(EXACT([.E6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-refresh</text:p>
          </table:table-cell>
          <table:table-cell office:value-type="string">
            <text:p>reload</text:p>
          </table:table-cell>
          <table:table-cell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E62];&quot;approval&quot;);0;IF(EXACT([.E62];&quot;draft&quot;);1;IF(EXACT([.E62];&quot;approval&quot;);2;IF(EXACT([.E6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RAPME</text:p>
          </table:table-cell>
          <table:table-cell office:value-type="string">
            <text:p>print</text:p>
          </table:table-cell>
          <table:table-cell office:value-type="string">
            <text:p>khtml print</text:p>
          </table:table-cell>
          <table:table-cell/>
          <table:table-cell table:formula="oooc:=IF(ISBLANK([.E63];&quot;approval&quot;);0;IF(EXACT([.E63];&quot;draft&quot;);1;IF(EXACT([.E63];&quot;approval&quot;);2;IF(EXACT([.E63];&quot;final&quot;);3;0))))" office:value-type="float" office:value="0">
            <text:p>Err:508</text:p>
          </table:table-cell>
          <table:table-cell office:value-type="string">
            <text:p>?? should be fileprint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open</text:p>
          </table:table-cell>
          <table:table-cell office:value-type="string">
            <text:p>fileopen</text:p>
          </table:table-cell>
          <table:table-cell office:value-type="string">
            <text:p>url line edit, file dialog, kprinter</text:p>
          </table:table-cell>
          <table:table-cell table:style-name="ce4" office:value-type="string">
            <text:p>approval</text:p>
          </table:table-cell>
          <table:table-cell table:formula="oooc:=IF(ISBLANK([.E64];&quot;approval&quot;);0;IF(EXACT([.E64];&quot;draft&quot;);1;IF(EXACT([.E64];&quot;approval&quot;);2;IF(EXACT([.E64];&quot;final&quot;);3;0))))" office:value-type="float" office:value="0">
            <text:p>Err:508</text:p>
          </table:table-cell>
          <table:table-cell office:value-type="string">
            <text:p>needs finalizing of folder.svg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bookmark</text:p>
          </table:table-cell>
          <table:table-cell office:value-type="string">
            <text:p>file dialog, kate, edit bookmark action</text:p>
          </table:table-cell>
          <table:table-cell table:style-name="ce4" office:value-type="string">
            <text:p>approval</text:p>
          </table:table-cell>
          <table:table-cell table:formula="oooc:=IF(ISBLANK([.E65];&quot;approval&quot;);0;IF(EXACT([.E65];&quot;draft&quot;);1;IF(EXACT([.E65];&quot;approval&quot;);2;IF(EXACT([.E6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figure</text:p>
          </table:table-cell>
          <table:table-cell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E66];&quot;approval&quot;);0;IF(EXACT([.E66];&quot;draft&quot;);1;IF(EXACT([.E66];&quot;approval&quot;);2;IF(EXACT([.E6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none</text:p>
          </table:table-cell>
          <table:table-cell office:value-type="string">
            <text:p>password</text:p>
          </table:table-cell>
          <table:table-cell office:value-type="string">
            <text:p>password dialog</text:p>
          </table:table-cell>
          <table:table-cell/>
          <table:table-cell table:formula="oooc:=IF(ISBLANK([.E67];&quot;approval&quot;);0;IF(EXACT([.E67];&quot;draft&quot;);1;IF(EXACT([.E67];&quot;approval&quot;);2;IF(EXACT([.E6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save</text:p>
          </table:table-cell>
          <table:table-cell office:value-type="string">
            <text:p>filesave</text:p>
          </table:table-cell>
          <table:table-cell office:value-type="string">
            <text:p>download progress, kate, save action</text:p>
          </table:table-cell>
          <table:table-cell table:style-name="ce4" office:value-type="string">
            <text:p>approval</text:p>
          </table:table-cell>
          <table:table-cell table:formula="oooc:=IF(ISBLANK([.E68];&quot;approval&quot;);0;IF(EXACT([.E68];&quot;draft&quot;);1;IF(EXACT([.E68];&quot;approval&quot;);2;IF(EXACT([.E6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none</text:p>
          </table:table-cell>
          <table:table-cell office:value-type="string">
            <text:p>unknown</text:p>
          </table:table-cell>
          <table:table-cell office:value-type="string">
            <text:p>mimetype dialog</text:p>
          </table:table-cell>
          <table:table-cell table:style-name="ce4" office:value-type="string">
            <text:p>approval</text:p>
          </table:table-cell>
          <table:table-cell table:formula="oooc:=IF(ISBLANK([.E69];&quot;approval&quot;);0;IF(EXACT([.E69];&quot;draft&quot;);1;IF(EXACT([.E69];&quot;approval&quot;);2;IF(EXACT([.E6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bookmarks_list_add</text:p>
          </table:table-cell>
          <table:table-cell office:value-type="string">
            <text:p>bookmark menu</text:p>
          </table:table-cell>
          <table:table-cell table:style-name="ce4" office:value-type="string">
            <text:p>approval</text:p>
          </table:table-cell>
          <table:table-cell table:formula="oooc:=IF(ISBLANK([.E70];&quot;approval&quot;);0;IF(EXACT([.E70];&quot;draft&quot;);1;IF(EXACT([.E70];&quot;approval&quot;);2;IF(EXACT([.E7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bookmark_add</text:p>
          </table:table-cell>
          <table:table-cell office:value-type="string">
            <text:p>bookmark menu</text:p>
          </table:table-cell>
          <table:table-cell table:style-name="ce4" office:value-type="string">
            <text:p>approval</text:p>
          </table:table-cell>
          <table:table-cell table:formula="oooc:=IF(ISBLANK([.E71];&quot;approval&quot;);0;IF(EXACT([.E71];&quot;draft&quot;);1;IF(EXACT([.E71];&quot;approval&quot;);2;IF(EXACT([.E7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older_new</text:p>
          </table:table-cell>
          <table:table-cell office:value-type="string">
            <text:p>bookmark menu, file dialog</text:p>
          </table:table-cell>
          <table:table-cell table:style-name="ce4" office:value-type="string">
            <text:p>approval</text:p>
          </table:table-cell>
          <table:table-cell table:formula="oooc:=IF(ISBLANK([.E72];&quot;approval&quot;);0;IF(EXACT([.E72];&quot;draft&quot;);1;IF(EXACT([.E72];&quot;approval&quot;);2;IF(EXACT([.E72];&quot;final&quot;);3;0))))" office:value-type="float" office:value="0">
            <text:p>Err:508</text:p>
          </table:table-cell>
          <table:table-cell office:value-type="string">
            <text:p>needs finalizing of folder.svg?</text:p>
          </table:table-cell>
          <table:table-cell table:number-columns-repeated="249"/>
        </table:table-row>
        <table:table-row table:style-name="ro1">
          <table:table-cell office:value-type="string">
            <text:p>filesystems</text:p>
          </table:table-cell>
          <table:table-cell table:number-columns-repeated="2" office:value-type="string">
            <text:p>folder</text:p>
          </table:table-cell>
          <table:table-cell office:value-type="string">
            <text:p>kboomarkmenu, kdeprint</text:p>
          </table:table-cell>
          <table:table-cell table:style-name="ce4" office:value-type="string">
            <text:p>approval</text:p>
          </table:table-cell>
          <table:table-cell table:formula="oooc:=IF(ISBLANK([.E73];&quot;approval&quot;);0;IF(EXACT([.E73];&quot;draft&quot;);1;IF(EXACT([.E73];&quot;approval&quot;);2;IF(EXACT([.E7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thumbnail</text:p>
          </table:table-cell>
          <table:table-cell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E74];&quot;approval&quot;);0;IF(EXACT([.E74];&quot;draft&quot;);1;IF(EXACT([.E74];&quot;approval&quot;);2;IF(EXACT([.E7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-playback-start</text:p>
          </table:table-cell>
          <table:table-cell office:value-type="string">
            <text:p>player_play</text:p>
          </table:table-cell>
          <table:table-cell office:value-type="string">
            <text:p>notification dialog</text:p>
          </table:table-cell>
          <table:table-cell table:style-name="ce4" office:value-type="string">
            <text:p>approval</text:p>
          </table:table-cell>
          <table:table-cell table:formula="oooc:=IF(ISBLANK([.E75];&quot;approval&quot;);0;IF(EXACT([.E75];&quot;draft&quot;);1;IF(EXACT([.E75];&quot;approval&quot;);2;IF(EXACT([.E7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-open</text:p>
          </table:table-cell>
          <table:table-cell office:value-type="string">
            <text:p>folder_open</text:p>
          </table:table-cell>
          <table:table-cell office:value-type="string">
            <text:p>url drop list</text:p>
          </table:table-cell>
          <table:table-cell/>
          <table:table-cell table:formula="oooc:=IF(ISBLANK([.E76];&quot;approval&quot;);0;IF(EXACT([.E76];&quot;draft&quot;);1;IF(EXACT([.E76];&quot;approval&quot;);2;IF(EXACT([.E7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/>
          <table:table-cell office:value-type="string">
            <text:p>edit</text:p>
          </table:table-cell>
          <table:table-cell office:value-type="string">
            <text:p>file dialog speedbar, kate</text:p>
          </table:table-cell>
          <table:table-cell/>
          <table:table-cell table:formula="oooc:=IF(ISBLANK([.E77];&quot;approval&quot;);0;IF(EXACT([.E77];&quot;draft&quot;);1;IF(EXACT([.E77];&quot;approval&quot;);2;IF(EXACT([.E7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delete</text:p>
          </table:table-cell>
          <table:table-cell office:value-type="string">
            <text:p>editdelete</text:p>
          </table:table-cell>
          <table:table-cell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E78];&quot;approval&quot;);0;IF(EXACT([.E78];&quot;draft&quot;);1;IF(EXACT([.E78];&quot;approval&quot;);2;IF(EXACT([.E7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edittrash</text:p>
          </table:table-cell>
          <table:table-cell office:value-type="string">
            <text:p>file dialog, print job mgr</text:p>
          </table:table-cell>
          <table:table-cell/>
          <table:table-cell table:formula="oooc:=IF(ISBLANK([.E79];&quot;approval&quot;);0;IF(EXACT([.E79];&quot;draft&quot;);1;IF(EXACT([.E79];&quot;approval&quot;);2;IF(EXACT([.E79];&quot;final&quot;);3;0))))" office:value-type="float" office:value="0">
            <text:p>Err:508</text:p>
          </table:table-cell>
          <table:table-cell office:value-type="string">
            <text:p>should we just replace this with the trash can from filesystem/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view_multicolumn</text:p>
          </table:table-cell>
          <table:table-cell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E80];&quot;approval&quot;);0;IF(EXACT([.E80];&quot;draft&quot;);1;IF(EXACT([.E80];&quot;approval&quot;);2;IF(EXACT([.E8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view_detailed</text:p>
          </table:table-cell>
          <table:table-cell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E81];&quot;approval&quot;);0;IF(EXACT([.E81];&quot;draft&quot;);1;IF(EXACT([.E81];&quot;approval&quot;);2;IF(EXACT([.E8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text-bold</text:p>
          </table:table-cell>
          <table:table-cell office:value-type="string">
            <text:p>text_bold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2];&quot;approval&quot;);0;IF(EXACT([.E82];&quot;draft&quot;);1;IF(EXACT([.E82];&quot;approval&quot;);2;IF(EXACT([.E8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text-italic</text:p>
          </table:table-cell>
          <table:table-cell office:value-type="string">
            <text:p>text_italic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3];&quot;approval&quot;);0;IF(EXACT([.E83];&quot;draft&quot;);1;IF(EXACT([.E83];&quot;approval&quot;);2;IF(EXACT([.E8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text-underline</text:p>
          </table:table-cell>
          <table:table-cell office:value-type="string">
            <text:p>text_under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4];&quot;approval&quot;);0;IF(EXACT([.E84];&quot;draft&quot;);1;IF(EXACT([.E84];&quot;approval&quot;);2;IF(EXACT([.E8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text-strikethrough</text:p>
          </table:table-cell>
          <table:table-cell office:value-type="string">
            <text:p>text_strike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5];&quot;approval&quot;);0;IF(EXACT([.E85];&quot;draft&quot;);1;IF(EXACT([.E85];&quot;approval&quot;);2;IF(EXACT([.E8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view_text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6];&quot;approval&quot;);0;IF(EXACT([.E86];&quot;draft&quot;);1;IF(EXACT([.E86];&quot;approval&quot;);2;IF(EXACT([.E8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lorize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7];&quot;approval&quot;);0;IF(EXACT([.E87];&quot;draft&quot;);1;IF(EXACT([.E87];&quot;approval&quot;);2;IF(EXACT([.E8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rame_edit</text:p>
          </table:table-cell>
          <table:table-cell office:value-type="string">
            <text:p>kate</text:p>
          </table:table-cell>
          <table:table-cell/>
          <table:table-cell table:formula="oooc:=IF(ISBLANK([.E88];&quot;approval&quot;);0;IF(EXACT([.E88];&quot;draft&quot;);1;IF(EXACT([.E88];&quot;approval&quot;);2;IF(EXACT([.E8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rightjust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89];&quot;approval&quot;);0;IF(EXACT([.E89];&quot;draft&quot;);1;IF(EXACT([.E89];&quot;approval&quot;);2;IF(EXACT([.E8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none</text:p>
          </table:table-cell>
          <table:table-cell office:value-type="string">
            <text:p>source</text:p>
          </table:table-cell>
          <table:table-cell office:value-type="string">
            <text:p>kate</text:p>
          </table:table-cell>
          <table:table-cell/>
          <table:table-cell table:formula="oooc:=IF(ISBLANK([.E90];&quot;approval&quot;);0;IF(EXACT([.E90];&quot;draft&quot;);1;IF(EXACT([.E90];&quot;approval&quot;);2;IF(EXACT([.E9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none</text:p>
          </table:table-cell>
          <table:table-cell office:value-type="string">
            <text:p>key_enter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91];&quot;approval&quot;);0;IF(EXACT([.E91];&quot;draft&quot;);1;IF(EXACT([.E91];&quot;approval&quot;);2;IF(EXACT([.E9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nect_established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92];&quot;approval&quot;);0;IF(EXACT([.E92];&quot;draft&quot;);1;IF(EXACT([.E92];&quot;approval&quot;);2;IF(EXACT([.E9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indent</text:p>
          </table:table-cell>
          <table:table-cell office:value-type="string">
            <text:p>kate</text:p>
          </table:table-cell>
          <table:table-cell/>
          <table:table-cell table:formula="oooc:=IF(ISBLANK([.E93];&quot;approval&quot;);0;IF(EXACT([.E93];&quot;draft&quot;);1;IF(EXACT([.E93];&quot;approval&quot;);2;IF(EXACT([.E9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unindent</text:p>
          </table:table-cell>
          <table:table-cell office:value-type="string">
            <text:p>kate</text:p>
          </table:table-cell>
          <table:table-cell/>
          <table:table-cell table:formula="oooc:=IF(ISBLANK([.E94];&quot;approval&quot;);0;IF(EXACT([.E94];&quot;draft&quot;);1;IF(EXACT([.E94];&quot;approval&quot;);2;IF(EXACT([.E9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zoom-original</text:p>
          </table:table-cell>
          <table:table-cell office:value-type="string">
            <text:p>viewmag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95];&quot;approval&quot;);0;IF(EXACT([.E95];&quot;draft&quot;);1;IF(EXACT([.E95];&quot;approval&quot;);2;IF(EXACT([.E9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zoom-out</text:p>
          </table:table-cell>
          <table:table-cell office:value-type="string">
            <text:p>viewmag-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96];&quot;approval&quot;);0;IF(EXACT([.E96];&quot;draft&quot;);1;IF(EXACT([.E96];&quot;approval&quot;);2;IF(EXACT([.E9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zoom-original</text:p>
          </table:table-cell>
          <table:table-cell office:value-type="string">
            <text:p>viewmag</text:p>
          </table:table-cell>
          <table:table-cell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E97];&quot;approval&quot;);0;IF(EXACT([.E97];&quot;draft&quot;);1;IF(EXACT([.E97];&quot;approval&quot;);2;IF(EXACT([.E9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sort</text:p>
          </table:table-cell>
          <table:table-cell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E98];&quot;approval&quot;);0;IF(EXACT([.E98];&quot;draft&quot;);1;IF(EXACT([.E98];&quot;approval&quot;);2;IF(EXACT([.E9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ilter</text:p>
          </table:table-cell>
          <table:table-cell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E99];&quot;approval&quot;);0;IF(EXACT([.E99];&quot;draft&quot;);1;IF(EXACT([.E99];&quot;approval&quot;);2;IF(EXACT([.E9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alog-ok</text:p>
          </table:table-cell>
          <table:table-cell office:value-type="string">
            <text:p>ok</text:p>
          </table:table-cell>
          <table:table-cell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E100];&quot;approval&quot;);0;IF(EXACT([.E100];&quot;draft&quot;);1;IF(EXACT([.E100];&quot;approval&quot;);2;IF(EXACT([.E10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uploadsmb</text:p>
          </table:table-cell>
          <table:table-cell office:value-type="string">
            <text:p>cups config (printing)</text:p>
          </table:table-cell>
          <table:table-cell/>
          <table:table-cell table:formula="oooc:=IF(ISBLANK([.E101];&quot;approval&quot;);0;IF(EXACT([.E101];&quot;draft&quot;);1;IF(EXACT([.E101];&quot;approval&quot;);2;IF(EXACT([.E10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report</text:p>
          </table:table-cell>
          <table:table-cell office:value-type="string">
            <text:p>cups config (printing)</text:p>
          </table:table-cell>
          <table:table-cell/>
          <table:table-cell table:formula="oooc:=IF(ISBLANK([.E102];&quot;approval&quot;);0;IF(EXACT([.E102];&quot;draft&quot;);1;IF(EXACT([.E102];&quot;approval&quot;);2;IF(EXACT([.E10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ilefind</text:p>
          </table:table-cell>
          <table:table-cell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E103];&quot;approval&quot;);0;IF(EXACT([.E103];&quot;draft&quot;);1;IF(EXACT([.E103];&quot;approval&quot;);2;IF(EXACT([.E10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print</text:p>
          </table:table-cell>
          <table:table-cell office:value-type="string">
            <text:p>fileprint</text:p>
          </table:table-cell>
          <table:table-cell office:value-type="string">
            <text:p>print preview, print job mgr</text:p>
          </table:table-cell>
          <table:table-cell table:style-name="ce4" office:value-type="string">
            <text:p>approval</text:p>
          </table:table-cell>
          <table:table-cell table:formula="oooc:=IF(ISBLANK([.E104];&quot;approval&quot;);0;IF(EXACT([.E104];&quot;draft&quot;);1;IF(EXACT([.E104];&quot;approval&quot;);2;IF(EXACT([.E10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wizard</text:p>
          </table:table-cell>
          <table:table-cell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E105];&quot;approval&quot;);0;IF(EXACT([.E105];&quot;draft&quot;);1;IF(EXACT([.E105];&quot;approval&quot;);2;IF(EXACT([.E10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elp-contents</text:p>
          </table:table-cell>
          <table:table-cell office:value-type="string">
            <text:p>help</text:p>
          </table:table-cell>
          <table:table-cell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E106];&quot;approval&quot;);0;IF(EXACT([.E106];&quot;draft&quot;);1;IF(EXACT([.E106];&quot;approval&quot;);2;IF(EXACT([.E10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ystem-run</text:p>
          </table:table-cell>
          <table:table-cell office:value-type="string">
            <text:p>run</text:p>
          </table:table-cell>
          <table:table-cell office:value-type="string">
            <text:p>print job mgr</text:p>
          </table:table-cell>
          <table:table-cell/>
          <table:table-cell table:formula="oooc:=IF(ISBLANK([.E107];&quot;approval&quot;);0;IF(EXACT([.E107];&quot;draft&quot;);1;IF(EXACT([.E107];&quot;approval&quot;);2;IF(EXACT([.E10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history</text:p>
          </table:table-cell>
          <table:table-cell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E108];&quot;approval&quot;);0;IF(EXACT([.E108];&quot;draft&quot;);1;IF(EXACT([.E108];&quot;approval&quot;);2;IF(EXACT([.E10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none</text:p>
          </table:table-cell>
          <table:table-cell office:value-type="string">
            <text:p>personal</text:p>
          </table:table-cell>
          <table:table-cell office:value-type="string">
            <text:p>print job mgr</text:p>
          </table:table-cell>
          <table:table-cell/>
          <table:table-cell table:formula="oooc:=IF(ISBLANK([.E109];&quot;approval&quot;);0;IF(EXACT([.E109];&quot;draft&quot;);1;IF(EXACT([.E109];&quot;approval&quot;);2;IF(EXACT([.E10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none</text:p>
          </table:table-cell>
          <table:table-cell office:value-type="string">
            <text:p>kdeprint_printer</text:p>
          </table:table-cell>
          <table:table-cell office:value-type="string">
            <text:p>print job mgr</text:p>
          </table:table-cell>
          <table:table-cell/>
          <table:table-cell table:formula="oooc:=IF(ISBLANK([.E110];&quot;approval&quot;);0;IF(EXACT([.E110];&quot;draft&quot;);1;IF(EXACT([.E110];&quot;approval&quot;);2;IF(EXACT([.E110];&quot;final&quot;);3;0))))" office:value-type="float" office:value="0">
            <text:p>Err:508</text:p>
          </table:table-cell>
          <table:table-cell office:value-type="string">
            <text:p>why is this different from printer?</text:p>
          </table:table-cell>
          <table:table-cell table:number-columns-repeated="249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none</text:p>
          </table:table-cell>
          <table:table-cell office:value-type="string">
            <text:p>document</text:p>
          </table:table-cell>
          <table:table-cell office:value-type="string">
            <text:p>kdeprint</text:p>
          </table:table-cell>
          <table:table-cell/>
          <table:table-cell table:formula="oooc:=IF(ISBLANK([.E111];&quot;approval&quot;);0;IF(EXACT([.E111];&quot;draft&quot;);1;IF(EXACT([.E111];&quot;approval&quot;);2;IF(EXACT([.E11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view_change</text:p>
          </table:table-cell>
          <table:table-cell office:value-type="string">
            <text:p>kdeprint</text:p>
          </table:table-cell>
          <table:table-cell/>
          <table:table-cell table:formula="oooc:=IF(ISBLANK([.E112];&quot;approval&quot;);0;IF(EXACT([.E112];&quot;draft&quot;);1;IF(EXACT([.E112];&quot;approval&quot;);2;IF(EXACT([.E11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printstate</text:p>
          </table:table-cell>
          <table:table-cell office:value-type="string">
            <text:p>kdeprint</text:p>
          </table:table-cell>
          <table:table-cell/>
          <table:table-cell table:formula="oooc:=IF(ISBLANK([.E113];&quot;approval&quot;);0;IF(EXACT([.E113];&quot;draft&quot;);1;IF(EXACT([.E113];&quot;approval&quot;);2;IF(EXACT([.E11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enableprinter</text:p>
          </table:table-cell>
          <table:table-cell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E114];&quot;approval&quot;);0;IF(EXACT([.E114];&quot;draft&quot;);1;IF(EXACT([.E114];&quot;approval&quot;);2;IF(EXACT([.E114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E115];&quot;approval&quot;);0;IF(EXACT([.E115];&quot;draft&quot;);1;IF(EXACT([.E115];&quot;approval&quot;);2;IF(EXACT([.E115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queuestate</text:p>
          </table:table-cell>
          <table:table-cell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E116];&quot;approval&quot;);0;IF(EXACT([.E116];&quot;draft&quot;);1;IF(EXACT([.E116];&quot;approval&quot;);2;IF(EXACT([.E116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stopprinter</text:p>
          </table:table-cell>
          <table:table-cell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E117];&quot;approval&quot;);0;IF(EXACT([.E117];&quot;draft&quot;);1;IF(EXACT([.E117];&quot;approval&quot;);2;IF(EXACT([.E117];&quot;final&quot;);3;0))))" office:value-type="float" office:value="0">
            <text:p>Err:508</text:p>
          </table:table-cell>
          <table:table-cell office:value-type="string">
            <text:p>wrong name in theme or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addprinter</text:p>
          </table:table-cell>
          <table:table-cell office:value-type="string">
            <text:p>printer config</text:p>
          </table:table-cell>
          <table:table-cell/>
          <table:table-cell table:formula="oooc:=IF(ISBLANK([.E118];&quot;approval&quot;);0;IF(EXACT([.E118];&quot;draft&quot;);1;IF(EXACT([.E118];&quot;approval&quot;);2;IF(EXACT([.E11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addpseudo</text:p>
          </table:table-cell>
          <table:table-cell office:value-type="string">
            <text:p>printer config</text:p>
          </table:table-cell>
          <table:table-cell/>
          <table:table-cell table:formula="oooc:=IF(ISBLANK([.E119];&quot;approval&quot;);0;IF(EXACT([.E119];&quot;draft&quot;);1;IF(EXACT([.E119];&quot;approval&quot;);2;IF(EXACT([.E11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defaulthard</text:p>
          </table:table-cell>
          <table:table-cell office:value-type="string">
            <text:p>printer config</text:p>
          </table:table-cell>
          <table:table-cell/>
          <table:table-cell table:formula="oooc:=IF(ISBLANK([.E120];&quot;approval&quot;);0;IF(EXACT([.E120];&quot;draft&quot;);1;IF(EXACT([.E120];&quot;approval&quot;);2;IF(EXACT([.E12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defaultsoft</text:p>
          </table:table-cell>
          <table:table-cell office:value-type="string">
            <text:p>printer config</text:p>
          </table:table-cell>
          <table:table-cell/>
          <table:table-cell table:formula="oooc:=IF(ISBLANK([.E121];&quot;approval&quot;);0;IF(EXACT([.E121];&quot;draft&quot;);1;IF(EXACT([.E121];&quot;approval&quot;);2;IF(EXACT([.E12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testprinter</text:p>
          </table:table-cell>
          <table:table-cell office:value-type="string">
            <text:p>printer config</text:p>
          </table:table-cell>
          <table:table-cell/>
          <table:table-cell table:formula="oooc:=IF(ISBLANK([.E122];&quot;approval&quot;);0;IF(EXACT([.E122];&quot;draft&quot;);1;IF(EXACT([.E122];&quot;approval&quot;);2;IF(EXACT([.E12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configmgr</text:p>
          </table:table-cell>
          <table:table-cell office:value-type="string">
            <text:p>printer config</text:p>
          </table:table-cell>
          <table:table-cell/>
          <table:table-cell table:formula="oooc:=IF(ISBLANK([.E123];&quot;approval&quot;);0;IF(EXACT([.E123];&quot;draft&quot;);1;IF(EXACT([.E123];&quot;approval&quot;);2;IF(EXACT([.E12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restartsrv</text:p>
          </table:table-cell>
          <table:table-cell office:value-type="string">
            <text:p>printer config</text:p>
          </table:table-cell>
          <table:table-cell/>
          <table:table-cell table:formula="oooc:=IF(ISBLANK([.E124];&quot;approval&quot;);0;IF(EXACT([.E124];&quot;draft&quot;);1;IF(EXACT([.E124];&quot;approval&quot;);2;IF(EXACT([.E12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configsrv</text:p>
          </table:table-cell>
          <table:table-cell office:value-type="string">
            <text:p>printer config</text:p>
          </table:table-cell>
          <table:table-cell/>
          <table:table-cell table:formula="oooc:=IF(ISBLANK([.E125];&quot;approval&quot;);0;IF(EXACT([.E125];&quot;draft&quot;);1;IF(EXACT([.E125];&quot;approval&quot;);2;IF(EXACT([.E12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deprint_printer_infos</text:p>
          </table:table-cell>
          <table:table-cell office:value-type="string">
            <text:p>printer config</text:p>
          </table:table-cell>
          <table:table-cell/>
          <table:table-cell table:formula="oooc:=IF(ISBLANK([.E126];&quot;approval&quot;);0;IF(EXACT([.E126];&quot;draft&quot;);1;IF(EXACT([.E126];&quot;approval&quot;);2;IF(EXACT([.E12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network-wired</text:p>
          </table:table-cell>
          <table:table-cell office:value-type="string">
            <text:p>network</text:p>
          </table:table-cell>
          <table:table-cell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E127];&quot;approval&quot;);0;IF(EXACT([.E127];&quot;draft&quot;);1;IF(EXACT([.E127];&quot;approval&quot;);2;IF(EXACT([.E12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applications-utilities</text:p>
          </table:table-cell>
          <table:table-cell office:value-type="string">
            <text:p>package_utilities</text:p>
          </table:table-cell>
          <table:table-cell office:value-type="string">
            <text:p>printer config</text:p>
          </table:table-cell>
          <table:table-cell/>
          <table:table-cell table:formula="oooc:=IF(ISBLANK([.E128];&quot;approval&quot;);0;IF(EXACT([.E128];&quot;draft&quot;);1;IF(EXACT([.E128];&quot;approval&quot;);2;IF(EXACT([.E12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-playback-start</text:p>
          </table:table-cell>
          <table:table-cell office:value-type="string">
            <text:p>player_play</text:p>
          </table:table-cell>
          <table:table-cell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E129];&quot;approval&quot;);0;IF(EXACT([.E129];&quot;draft&quot;);1;IF(EXACT([.E129];&quot;approval&quot;);2;IF(EXACT([.E12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-playback-stop</text:p>
          </table:table-cell>
          <table:table-cell office:value-type="string">
            <text:p>player_stop</text:p>
          </table:table-cell>
          <table:table-cell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E130];&quot;approval&quot;);0;IF(EXACT([.E130];&quot;draft&quot;);1;IF(EXACT([.E130];&quot;approval&quot;);2;IF(EXACT([.E13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ileimport</text:p>
          </table:table-cell>
          <table:table-cell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E131];&quot;approval&quot;);0;IF(EXACT([.E131];&quot;draft&quot;);1;IF(EXACT([.E131];&quot;approval&quot;);2;IF(EXACT([.E13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knewstuff</text:p>
          </table:table-cell>
          <table:table-cell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E132];&quot;approval&quot;);0;IF(EXACT([.E132];&quot;draft&quot;);1;IF(EXACT([.E132];&quot;approval&quot;);2;IF(EXACT([.E132];&quot;final&quot;);3;0))))" office:value-type="float" office:value="0">
            <text:p>Err:508</text:p>
          </table:table-cell>
          <table:table-cell office:value-type="string">
            <text:p>looks a lot like bookmarks icon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new</text:p>
          </table:table-cell>
          <table:table-cell office:value-type="string">
            <text:p>filenew</text:p>
          </table:table-cell>
          <table:table-cell office:value-type="string">
            <text:p>new action</text:p>
          </table:table-cell>
          <table:table-cell table:style-name="ce4" office:value-type="string">
            <text:p>approval</text:p>
          </table:table-cell>
          <table:table-cell table:formula="oooc:=IF(ISBLANK([.E133];&quot;approval&quot;);0;IF(EXACT([.E133];&quot;draft&quot;);1;IF(EXACT([.E133];&quot;approval&quot;);2;IF(EXACT([.E13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open</text:p>
          </table:table-cell>
          <table:table-cell office:value-type="string">
            <text:p>fileopen</text:p>
          </table:table-cell>
          <table:table-cell office:value-type="string">
            <text:p>open action</text:p>
          </table:table-cell>
          <table:table-cell table:style-name="ce4" office:value-type="string">
            <text:p>approval</text:p>
          </table:table-cell>
          <table:table-cell table:formula="oooc:=IF(ISBLANK([.E134];&quot;approval&quot;);0;IF(EXACT([.E134];&quot;draft&quot;);1;IF(EXACT([.E134];&quot;approval&quot;);2;IF(EXACT([.E13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save-as</text:p>
          </table:table-cell>
          <table:table-cell office:value-type="string">
            <text:p>filesaveas</text:p>
          </table:table-cell>
          <table:table-cell office:value-type="string">
            <text:p>save as action</text:p>
          </table:table-cell>
          <table:table-cell table:style-name="ce4" office:value-type="string">
            <text:p>approval</text:p>
          </table:table-cell>
          <table:table-cell table:formula="oooc:=IF(ISBLANK([.E135];&quot;approval&quot;);0;IF(EXACT([.E135];&quot;draft&quot;);1;IF(EXACT([.E135];&quot;approval&quot;);2;IF(EXACT([.E13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revert</text:p>
          </table:table-cell>
          <table:table-cell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E136];&quot;approval&quot;);0;IF(EXACT([.E136];&quot;draft&quot;);1;IF(EXACT([.E136];&quot;approval&quot;);2;IF(EXACT([.E13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-close</text:p>
          </table:table-cell>
          <table:table-cell office:value-type="string">
            <text:p>fileclose</text:p>
          </table:table-cell>
          <table:table-cell office:value-type="string">
            <text:p>close action</text:p>
          </table:table-cell>
          <table:table-cell table:style-name="ce4" office:value-type="string">
            <text:p>approval</text:p>
          </table:table-cell>
          <table:table-cell table:formula="oooc:=IF(ISBLANK([.E137];&quot;approval&quot;);0;IF(EXACT([.E137];&quot;draft&quot;);1;IF(EXACT([.E137];&quot;approval&quot;);2;IF(EXACT([.E13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print</text:p>
          </table:table-cell>
          <table:table-cell office:value-type="string">
            <text:p>fileprint</text:p>
          </table:table-cell>
          <table:table-cell office:value-type="string">
            <text:p>print action</text:p>
          </table:table-cell>
          <table:table-cell table:style-name="ce4" office:value-type="string">
            <text:p>approval</text:p>
          </table:table-cell>
          <table:table-cell table:formula="oooc:=IF(ISBLANK([.E138];&quot;approval&quot;);0;IF(EXACT([.E138];&quot;draft&quot;);1;IF(EXACT([.E138];&quot;approval&quot;);2;IF(EXACT([.E13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print-preview</text:p>
          </table:table-cell>
          <table:table-cell office:value-type="string">
            <text:p>filequickprint</text:p>
          </table:table-cell>
          <table:table-cell office:value-type="string">
            <text:p>print preview action</text:p>
          </table:table-cell>
          <table:table-cell table:style-name="ce4" office:value-type="string">
            <text:p>approval</text:p>
          </table:table-cell>
          <table:table-cell table:formula="oooc:=IF(ISBLANK([.E139];&quot;approval&quot;);0;IF(EXACT([.E139];&quot;draft&quot;);1;IF(EXACT([.E139];&quot;approval&quot;);2;IF(EXACT([.E13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mail_send</text:p>
          </table:table-cell>
          <table:table-cell office:value-type="string">
            <text:p>email action</text:p>
          </table:table-cell>
          <table:table-cell table:style-name="ce4" office:value-type="string">
            <text:p>approval</text:p>
          </table:table-cell>
          <table:table-cell table:formula="oooc:=IF(ISBLANK([.E140];&quot;approval&quot;);0;IF(EXACT([.E140];&quot;draft&quot;);1;IF(EXACT([.E140];&quot;approval&quot;);2;IF(EXACT([.E14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pplication-exit</text:p>
          </table:table-cell>
          <table:table-cell office:value-type="string">
            <text:p>exit</text:p>
          </table:table-cell>
          <table:table-cell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E141];&quot;approval&quot;);0;IF(EXACT([.E141];&quot;draft&quot;);1;IF(EXACT([.E141];&quot;approval&quot;);2;IF(EXACT([.E14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home</text:p>
          </table:table-cell>
          <table:table-cell office:value-type="string">
            <text:p>gohome</text:p>
          </table:table-cell>
          <table:table-cell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E142];&quot;approval&quot;);0;IF(EXACT([.E142];&quot;draft&quot;);1;IF(EXACT([.E142];&quot;approval&quot;);2;IF(EXACT([.E142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goto</text:p>
          </table:table-cell>
          <table:table-cell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E143];&quot;approval&quot;);0;IF(EXACT([.E143];&quot;draft&quot;);1;IF(EXACT([.E143];&quot;approval&quot;);2;IF(EXACT([.E14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start</text:p>
          </table:table-cell>
          <table:table-cell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E144];&quot;approval&quot;);0;IF(EXACT([.E144];&quot;draft&quot;);1;IF(EXACT([.E144];&quot;approval&quot;);2;IF(EXACT([.E14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finish</text:p>
          </table:table-cell>
          <table:table-cell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E145];&quot;approval&quot;);0;IF(EXACT([.E145];&quot;draft&quot;);1;IF(EXACT([.E145];&quot;approval&quot;);2;IF(EXACT([.E14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figure_shortcuts</text:p>
          </table:table-cell>
          <table:table-cell office:value-type="string">
            <text:p>config shortcuts action</text:p>
          </table:table-cell>
          <table:table-cell table:style-name="ce4" office:value-type="string">
            <text:p>approval</text:p>
          </table:table-cell>
          <table:table-cell table:formula="oooc:=IF(ISBLANK([.E146];&quot;approval&quot;);0;IF(EXACT([.E146];&quot;draft&quot;);1;IF(EXACT([.E146];&quot;approval&quot;);2;IF(EXACT([.E146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figure_toolbars</text:p>
          </table:table-cell>
          <table:table-cell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E147];&quot;approval&quot;);0;IF(EXACT([.E147];&quot;draft&quot;);1;IF(EXACT([.E147];&quot;approval&quot;);2;IF(EXACT([.E147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pps</text:p>
          </table:table-cell>
          <table:table-cell office:value-type="string">
            <text:p>none</text:p>
          </table:table-cell>
          <table:table-cell office:value-type="string">
            <text:p>knotify</text:p>
          </table:table-cell>
          <table:table-cell office:value-type="string">
            <text:p>config notifications action</text:p>
          </table:table-cell>
          <table:table-cell/>
          <table:table-cell table:formula="oooc:=IF(ISBLANK([.E148];&quot;approval&quot;);0;IF(EXACT([.E148];&quot;draft&quot;);1;IF(EXACT([.E148];&quot;approval&quot;);2;IF(EXACT([.E148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contexthelp</text:p>
          </table:table-cell>
          <table:table-cell office:value-type="string">
            <text:p>whats this action</text:p>
          </table:table-cell>
          <table:table-cell table:style-name="ce4" office:value-type="string">
            <text:p>approval</text:p>
          </table:table-cell>
          <table:table-cell table:formula="oooc:=IF(ISBLANK([.E149];&quot;approval&quot;);0;IF(EXACT([.E149];&quot;draft&quot;);1;IF(EXACT([.E149];&quot;approval&quot;);2;IF(EXACT([.E149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button_ok</text:p>
          </table:table-cell>
          <table:table-cell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E150];&quot;approval&quot;);0;IF(EXACT([.E150];&quot;draft&quot;);1;IF(EXACT([.E150];&quot;approval&quot;);2;IF(EXACT([.E150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button_cancel</text:p>
          </table:table-cell>
          <table:table-cell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E151];&quot;approval&quot;);0;IF(EXACT([.E151];&quot;draft&quot;);1;IF(EXACT([.E151];&quot;approval&quot;);2;IF(EXACT([.E151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apply</text:p>
          </table:table-cell>
          <table:table-cell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E152];&quot;approval&quot;);0;IF(EXACT([.E152];&quot;draft&quot;);1;IF(EXACT([.E152];&quot;approval&quot;);2;IF(EXACT([.E152];&quot;final&quot;);3;0))))" office:value-type="float" office:value="0">
            <text:p>Err:508</text:p>
          </table:table-cell>
          <table:table-cell office:value-type="string">
            <text:p>another checkmark! heh. how many do we have?</text:p>
          </table:table-cell>
          <table:table-cell table:number-columns-repeated="249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find</text:p>
          </table:table-cell>
          <table:table-cell office:value-type="string">
            <text:p>find</text:p>
          </table:table-cell>
          <table:table-cell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E153];&quot;approval&quot;);0;IF(EXACT([.E153];&quot;draft&quot;);1;IF(EXACT([.E153];&quot;approval&quot;);2;IF(EXACT([.E153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add</text:p>
          </table:table-cell>
          <table:table-cell office:value-type="string">
            <text:p>dialog button</text:p>
          </table:table-cell>
          <table:table-cell table:style-name="ce3"/>
          <table:table-cell table:formula="oooc:=IF(ISBLANK([.E154];&quot;approval&quot;);0;IF(EXACT([.E154];&quot;draft&quot;);1;IF(EXACT([.E154];&quot;approval&quot;);2;IF(EXACT([.E154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ne</text:p>
          </table:table-cell>
          <table:table-cell office:value-type="string">
            <text:p>remove</text:p>
          </table:table-cell>
          <table:table-cell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E155];&quot;approval&quot;);0;IF(EXACT([.E155];&quot;draft&quot;);1;IF(EXACT([.E155];&quot;approval&quot;);2;IF(EXACT([.E155];&quot;final&quot;);3;0))))" office:value-type="float" office:value="0">
            <text:p>Err:508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cons Which Have a New Use With Icon Spec</text:p>
          </table:table-cell>
          <table:table-cell table:number-columns-repeated="255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alog-close</text:p>
          </table:table-cell>
          <table:table-cell office:value-type="string">
            <text:p>fileclose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open-recent</text:p>
          </table:table-cell>
          <table:table-cell office:value-type="string">
            <text:p>fileopen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properties</text:p>
          </table:table-cell>
          <table:table-cell office:value-type="string">
            <text:p>info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revert</text:p>
          </table:table-cell>
          <table:table-cell office:value-type="string">
            <text:p>reload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bottom</text:p>
          </table:table-cell>
          <table:table-cell office:value-type="string">
            <text:p>2downarrow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first</text:p>
          </table:table-cell>
          <table:table-cell office:value-type="string">
            <text:p>2uparrow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last</text:p>
          </table:table-cell>
          <table:table-cell office:value-type="string">
            <text:p>2downarrow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top</text:p>
          </table:table-cell>
          <table:table-cell office:value-type="string">
            <text:p>2uparrow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ystem-log-out</text:p>
          </table:table-cell>
          <table:table-cell office:value-type="string">
            <text:p>exit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ystem-search</text:p>
          </table:table-cell>
          <table:table-cell office:value-type="string">
            <text:p>kfind</text:p>
          </table:table-cell>
          <table:table-cell table:number-columns-repeated="253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-close</text:p>
          </table:table-cell>
          <table:table-cell office:value-type="string">
            <text:p>fileclose?</text:p>
          </table:table-cell>
          <table:table-cell table:number-columns-repeated="253"/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</text:p>
          </table:table-cell>
          <table:table-cell office:value-type="string">
            <text:p>desktop</text:p>
          </table:table-cell>
          <table:table-cell table:number-columns-repeated="253"/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peripherals</text:p>
          </table:table-cell>
          <table:table-cell office:value-type="string">
            <text:p>keyboard</text:p>
          </table:table-cell>
          <table:table-cell table:number-columns-repeated="253"/>
        </table:table-row>
        <table:table-row table:style-name="ro1">
          <table:table-cell office:value-type="string">
            <text:p>device</text:p>
          </table:table-cell>
          <table:table-cell office:value-type="string">
            <text:p>battery</text:p>
          </table:table-cell>
          <table:table-cell office:value-type="string">
            <text:p>laptop_battery</text:p>
          </table:table-cell>
          <table:table-cell table:number-columns-repeated="253"/>
        </table:table-row>
        <table:table-row table:style-name="ro1">
          <table:table-cell office:value-type="string">
            <text:p>device</text:p>
          </table:table-cell>
          <table:table-cell office:value-type="string">
            <text:p>drive-cdrom</text:p>
          </table:table-cell>
          <table:table-cell office:value-type="string">
            <text:p>cdrom_mount/cdrom_unmount</text:p>
          </table:table-cell>
          <table:table-cell table:number-columns-repeated="253"/>
        </table:table-row>
        <table:table-row table:style-name="ro1">
          <table:table-cell office:value-type="string">
            <text:p>device</text:p>
          </table:table-cell>
          <table:table-cell office:value-type="string">
            <text:p>input-keyboard</text:p>
          </table:table-cell>
          <table:table-cell office:value-type="string">
            <text:p>keyboard</text:p>
          </table:table-cell>
          <table:table-cell table:number-columns-repeated="253"/>
        </table:table-row>
        <table:table-row table:style-name="ro1">
          <table:table-cell office:value-type="string">
            <text:p>device</text:p>
          </table:table-cell>
          <table:table-cell office:value-type="string">
            <text:p>network-wireless</text:p>
          </table:table-cell>
          <table:table-cell office:value-type="string">
            <text:p>wlassistant</text:p>
          </table:table-cell>
          <table:table-cell table:number-columns-repeated="253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-template</text:p>
          </table:table-cell>
          <table:table-cell office:value-type="string">
            <text:p>template_source</text:p>
          </table:table-cell>
          <table:table-cell table:number-columns-repeated="253"/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question</text:p>
          </table:table-cell>
          <table:table-cell office:value-type="string">
            <text:p>messagebox_inf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cons in Name Spec Which Do Not Exist in KDE</text:p>
          </table:table-cell>
          <table:table-cell table:number-columns-repeated="255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ress-book-new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-page-setup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find-replace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-select-all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justify-fill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text-direction-ltr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-text-direction-rtl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-jump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elp-about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elp-faq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-link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st-add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st-remove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-mark-important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-send-receive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-record</text:p>
          </table:table-cell>
          <table:table-cell table:number-columns-repeated="254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ystem-software-update</text:p>
          </table:table-cell>
          <table:table-cell table:number-columns-repeated="254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applications-accessories</text:p>
          </table:table-cell>
          <table:table-cell table:number-columns-repeated="254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preferences-other</text:p>
          </table:table-cell>
          <table:table-cell table:number-columns-repeated="254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preferences-system</text:p>
          </table:table-cell>
          <table:table-cell table:number-columns-repeated="254"/>
        </table:table-row>
        <table:table-row table:style-name="ro1">
          <table:table-cell office:value-type="string">
            <text:p>device</text:p>
          </table:table-cell>
          <table:table-cell office:value-type="string">
            <text:p>audio-card</text:p>
          </table:table-cell>
          <table:table-cell table:number-columns-repeated="254"/>
        </table:table-row>
        <table:table-row table:style-name="ro1">
          <table:table-cell office:value-type="string">
            <text:p>device</text:p>
          </table:table-cell>
          <table:table-cell office:value-type="string">
            <text:p>audio-input-microphone</text:p>
          </table:table-cell>
          <table:table-cell table:number-columns-repeated="254"/>
        </table:table-row>
        <table:table-row table:style-name="ro1">
          <table:table-cell office:value-type="string">
            <text:p>device</text:p>
          </table:table-cell>
          <table:table-cell office:value-type="string">
            <text:p>camera-video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default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documents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downloads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favorite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important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mail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photos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readonly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shared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symbolic-link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synchronized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system</text:p>
          </table:table-cell>
          <table:table-cell table:number-columns-repeated="254"/>
        </table:table-row>
        <table:table-row table:style-name="ro1">
          <table:table-cell office:value-type="string">
            <text:p>emblem</text:p>
          </table:table-cell>
          <table:table-cell office:value-type="string">
            <text:p>emblem-unreadable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angel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crying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devil-grin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devil-sad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glasses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kiss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monkey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plain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sad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smile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smile-big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smirk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surprise</text:p>
          </table:table-cell>
          <table:table-cell table:number-columns-repeated="254"/>
        </table:table-row>
        <table:table-row table:style-name="ro1">
          <table:table-cell office:value-type="string">
            <text:p>emotion</text:p>
          </table:table-cell>
          <table:table-cell office:value-type="string">
            <text:p>face-wink</text:p>
          </table:table-cell>
          <table:table-cell table:number-columns-repeated="254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ackage-x-generic</text:p>
          </table:table-cell>
          <table:table-cell table:number-columns-repeated="254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address-book</text:p>
          </table:table-cell>
          <table:table-cell table:number-columns-repeated="254"/>
        </table:table-row>
        <table:table-row table:style-name="ro1">
          <table:table-cell office:value-type="string">
            <text:p>place</text:p>
          </table:table-cell>
          <table:table-cell office:value-type="string">
            <text:p>folder-remote</text:p>
          </table:table-cell>
          <table:table-cell table:number-columns-repeated="254"/>
        </table:table-row>
        <table:table-row table:style-name="ro1">
          <table:table-cell office:value-type="string">
            <text:p>place</text:p>
          </table:table-cell>
          <table:table-cell office:value-type="string">
            <text:p>network-server</text:p>
          </table:table-cell>
          <table:table-cell table:number-columns-repeated="254"/>
        </table:table-row>
        <table:table-row table:style-name="ro1">
          <table:table-cell office:value-type="string">
            <text:p>place</text:p>
          </table:table-cell>
          <table:table-cell office:value-type="string">
            <text:p>network-workgroup</text:p>
          </table:table-cell>
          <table:table-cell table:number-columns-repeated="254"/>
        </table:table-row>
        <table:table-row table:style-name="ro1">
          <table:table-cell office:value-type="string">
            <text:p>place</text:p>
          </table:table-cell>
          <table:table-cell office:value-type="string">
            <text:p>start-here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missed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soon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high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low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edium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caution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low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password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drag-accept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visiting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cons in KDE SVN and not in above categories</text:p>
          </table:table-cell>
          <table:table-cell table:number-columns-repeated="255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da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5day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7day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u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armcloc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adddi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addfi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dele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extrac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vie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ttac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discharging-00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discharging-02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discharging-04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discharging-06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discharging-08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discharging-10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charging-00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charging-02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charging-04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charging-06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charging-08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-charging-10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tter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e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ok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okmark_fold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okmark_toolb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o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tto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mera_te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bur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cop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_dat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small_ksc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ntreju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ear_lef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lor_fi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lor_lin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mandpromp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mpfi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nect_n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ashowchar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asho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cryp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u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info_koffic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mtreeview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ad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icle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inpu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sh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u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mptytras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cryp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ra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xec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avorit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expor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g_blac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g_bl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g_gr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g_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g_yello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ntsizedown_koffic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ntsizeup_koffic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ot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e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alfencryp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story_kde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mark_korganiz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ronomet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ent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ktub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va_kjav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print_enableprinter_kde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print_printer_infos_kde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print_queuestate_kde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print_stopprinter_kde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export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identity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import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info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1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1_kope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2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2_kope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3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3_kope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key4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sign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term_kgp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notes_delete_knot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contact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da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journ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mai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new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not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summar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tod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peteavaila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peteeditstatusmessag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charge_klaptopdaemo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nobattery_klaptopdaemo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nocharge_klaptopdaemo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unc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eftju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cationbar_era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v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dele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fin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flag_kmai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forwar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g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ham_kmai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ne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nex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previou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que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replya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replyli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repl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ke_kdevelo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rix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_equaliz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_playlist_cle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_playli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_playlist_refres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_podca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ia_script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nt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fo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s_subscrib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s_unsubscrib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te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te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intbrus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perba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perclipre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cil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ci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ejec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en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fw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pa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recor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re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star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tim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volum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u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oject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buil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e_cw_digika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s_ta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l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avea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arch_u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rvic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ow_offlin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ignatur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acedouble_koffic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acesimple_koffic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acetriple_koffic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ak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rea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m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witchu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breakoff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duplica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new_rais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remov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bloc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cent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lef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righ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su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sup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d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derconstructio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ser_fema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s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choo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ico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left_righ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fi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+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remov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sidetre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tre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oiceca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camreceiv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camsen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_suppress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orl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day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notifier_warn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tsaudio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tsenviron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tsfftsco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tsmediatyp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tsmidi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rbru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l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nc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nect_creat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ents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r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ntsize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ntsize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formul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que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spreadshe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line_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line_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post_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ab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bra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bracke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fr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l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ls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matr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onetwomatr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par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pro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r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rs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sq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th_s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s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32nd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clefic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cro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dotted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eight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fermate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fl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full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half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natu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quarter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sic_sixteenthn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play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sence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sence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sence_unkn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sence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load_all_tab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load_p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ave_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fo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top_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racke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b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re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pre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upgra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sourcesed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xtender_clos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xtender_open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inst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distupgra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upd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ke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comm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tsbuilderexecu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lti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s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s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netwomatr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r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o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q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belfi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ssvalida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tmlvalida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magegalle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alidato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archi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tact_summary_gre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lette_halft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mproxy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mproxy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mproxy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lette_col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lette_gr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notifier_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lette_line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ghsc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dtur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too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anjid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verbosus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stmov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egalmov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pur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ept_reinst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ow_side_pan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fit_he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fit_wid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fit_wind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new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post_to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ssage_repl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load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ggle_l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v_mess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bgn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bgru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bgrun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bgst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on_m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on_fe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uk_d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re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n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velop_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fx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ruch_exercise_convers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ruch_exercise_com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ruch_exercise_comp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ruch_exercise_factoris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filel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button_lock_ho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o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rm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ss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arrow_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button_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button_log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arrow_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scroll_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scroll_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erfl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button_logout_ho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change_the_sett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playlist_2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sualizations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vermanager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ndom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ynamic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dock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eat_playlist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qualizer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ki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eat_track_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selectall_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adddir_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rk_addfile_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delete_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extract_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view_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tlantik_buy_estate_atlanti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onop_board_atlanti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ction_atlanti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il_pay_atlanti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rop_digik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open_digik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ellowinfo_k3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ellowled_k3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dled_k3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eenled_k3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dap_lookup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mallca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omepage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lossary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lempic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qchem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mical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idebar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plot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isc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orbits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imeline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lculate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ematter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egend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ergies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ctrum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verview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sotopemap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tip_kalzi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insertknots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gesetup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encil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adientdlg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zoom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piral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text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ectangl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gradient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imag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olidfilldlg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sta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flatten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shea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outlinedlg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whirl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otat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electnodes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oundrect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inus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olylin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elect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attern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lorman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oundcorners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ellips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olygon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lowerlay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in_round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p_squar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cked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storydock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ayersman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join_mit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layer_deletelay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14_layer_newlay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elpdock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options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novisibl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p_round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ea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raiselay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p_butt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rokedocker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locked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in_bevel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visibl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late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mpty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highlighting_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urfiledir_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ified_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mod_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onhd_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ull_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pie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a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boxwhisker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zard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ine_3d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polar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bar_3d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hilo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area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ring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options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pie_3d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grid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area_3d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line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art_bar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mplate_barchart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mplate_empty_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enu_new_sep_kcontrol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enu_new_kcontrol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restartsrv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ilterstop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uploadsmb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printe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defaulthar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addprinte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addpseudo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configmg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configsrv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defaultsoft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printstate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report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testprinte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package_utilitie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deprint_inklevel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bentry_kdeprintf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editquestion_keduc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elquestion_keduc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ddquestion_keduc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ontrol_keduc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ce_backup_ke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backup_ke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restore_dir_ke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insert_table_row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abwidge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able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elete_table_row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avigator_new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_newobj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tate_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avigator_nex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business_user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dd_field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elect_item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tate_sql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avigator_la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ultiple_obj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ine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ouse_pointer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xt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ine_horizontal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widgets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tate_data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pring_vertical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pixmaplabel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_action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lear_table_contents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atabase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cript_newobj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query_newobj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utonumber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repor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report_newobj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ine_vertical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tate_tex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able_newobj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avigator_fir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crip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pos2grid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ew_sign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st_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lation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az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abase_impor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dio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ry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heck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ort_za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avigator_prev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ey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pring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button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f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grid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top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talle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ower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ombo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groupbox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ignobjs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lef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urlreque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istbox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pin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wide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ate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_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lider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raise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ime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progress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shorte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rame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widgetstack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righ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atetimeedi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narrowes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ignalslot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abel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obottom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istview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gpg_edit_kg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gpg_gen_kg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gpg_photo_kg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gpg_show_kg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bug_khtm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wallet_open_khtm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images_display_khtm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ified_ki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open_stencilset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nt_under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rrowheads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nt_italic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ivio_connector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nt_bold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mplate_basicflow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mplate_empty_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2_laptop_nobattery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2_laptop_nocharge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2_laptop_power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3_laptop_nocharge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3_laptop_power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_laptop_nocharge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alt_laptop_power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power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aptop_power_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lettres_kids_klettres.png_klettr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lettres_grownup_klettr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lettres_desert_klettr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lettres_kids_klettr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lettres_grownup_klettres.png_klettr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mgroupware_folder_tasks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ail_ignore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ail_spam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mgroupware_folder_journals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online_status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mgroupware_folder_calendar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mgroupware_folder_contacts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mgroupware_folder_notes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ail_todo_k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enu_new_sep_kmenu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enu_new_kmenu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unctionhelp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editplots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inimum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aximum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ewpolar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ewfunction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integral_func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sys1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sys2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sys3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ewparametric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eriv_func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scaling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editconstants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magnify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unc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oords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lessen_km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1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2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3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4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5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6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7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8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09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10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2_connecting11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no_connection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device_wired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wired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adhoc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device_wireless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wireless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1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2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3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4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5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6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7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8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09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10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3_connecting11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ignal_00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ignal_100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1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2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3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4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5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6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7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8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09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10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tage01_connecting11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ignal_25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ignal_50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nm_signal_75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at_increaseindent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notes_close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xt_sub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enum_list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notes_alarm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knotes_date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text_super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at_decreaseindent_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elete_table_col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borderoutlin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bring_forward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olor_fill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color_lin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format_decreaseinden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delete_table_row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actions</text:p>
          </table:table-cell>
          <table:table-cell office:value-type="string">
            <text:p>enumLis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_increaseinden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edi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formula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imag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query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spreadshee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tex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line_imag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line_tabl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col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row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b_form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b_tabl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width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nd_backward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firs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las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lef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righ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sub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supe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colo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sortedLis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orientation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remov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spli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on_no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bottom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bottom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centerh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centerv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lef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righ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top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lef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righ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top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ncel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ipar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ipart_from_fil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slid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g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k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char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we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onpen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slid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is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lect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LB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B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L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ggle_docbrowse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LU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RB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RU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U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id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b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per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group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id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az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kipedia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1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2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3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4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5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6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oogle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moz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ster_konque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termblue_k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termred_k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ctivity_k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soleblue_k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nsolered_k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ilence_k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wise_invisib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gging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wise_bus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wise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wise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newmsg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na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invisib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blocke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brb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pho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lunch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off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bus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op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voic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server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channe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norma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invisib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na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off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off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occupie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ffc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dn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invisib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tea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id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bus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mobi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invisib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off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raw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chatt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na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origina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xa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serv_off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serv_on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ccount_offline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group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off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bus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connecting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busy_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invi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offline_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ignore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online_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invi_d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pete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moticon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off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us_unknown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description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onlin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unknown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aw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peteavailabl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msg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act_away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act_invisible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act_phone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act_food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act_xa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act_busy_overlay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rgac_disabled_korg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rgac_korg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expor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todo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recureven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hatsnex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nd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ppointmen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edbox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arch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mptybox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urnal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s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genda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journal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5days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nth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7days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days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edclipboard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day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do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edbox_mask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verse_recur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eventtentative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sound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ell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cur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wnindicator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ndf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mallcal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adonlyeven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rganizer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pindicator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app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yview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mallclock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prog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even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mailappt_k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on_cancel_kpercent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on_ok_kpercent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wocolumnlandscap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mptylandscap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mptyportrai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brush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lygo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wocolumnportrai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onecolumnlandscap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itleportrai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itlelandscap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onecolumnportrai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lylin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polylin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ctangl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ignobjs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quadricbeziercurv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ubicbeziercurv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ide_effec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ffec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i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cubicbeziercurv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eeha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adricbeziercurv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freeha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toform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arrow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autoform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clipar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kes3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soli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kes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1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2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3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4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5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6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7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8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9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line_arrow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polygo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pi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imension_line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polygo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line_arrow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normal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ashdotdo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rect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circle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10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ashdo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o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rect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lin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rect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circl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rang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normal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line_arrow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arrow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circle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arrow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ash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pi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nope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imension_line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picture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pres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gnum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line_arrow_end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arrow_begin_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rec_record_kre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rgb_empty_kri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gray_empty_kri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cmyk_empty_kri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pausegame_kspacedu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newround_kspacedu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newgame_kspacedu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top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rst_letter_upper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ll_layou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ries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scilloscop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outlin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up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justrow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ll_edi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bottom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rgece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top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ssociatece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decreas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rcen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ce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a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de_table_column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vertica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link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incr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mmen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cial_past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horizonta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ltirow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ow_table_row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ovece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izeco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unc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remov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ce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ow_table_column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cellcopy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ddl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izerow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righ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ovecommen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tabl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ney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de_table_row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fal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minus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ertical_tex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plus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bottom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lef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lack_sum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justcol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insid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char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_plus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_minus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studentidcard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workshee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vacationchecklis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pricequotation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xpenserepor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packingslip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invoice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alancesheet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menuplan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mi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creditcardtracker_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geo_ksta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a_not_ready_ktea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g_ktea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a_anim1_ktea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a_anim2_ktea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field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f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h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pf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ph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f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h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iso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us_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col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eanup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row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incr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_col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nd_less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multi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table_row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query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istics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t_language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_row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figure_query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num_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lder_closed_kwallet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lder_open_kwallet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allet_closed_kwallet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allet_open_kwallet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plaintext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fax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colorful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memo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wocolumns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letter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nvelopedl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a4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usinesscards10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nvelopec6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labelsl16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bounding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skip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_addentry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not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_delrecord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_delentry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_addrecord_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incr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now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_row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uffle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sh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nguages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wcol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markasblank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stion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eat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row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ltiple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nswer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ntknow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tart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rkasblank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or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a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nt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1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2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3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4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5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stion_mark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rror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e_cw_showfo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rop_showfo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ellip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flatt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grad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insertkno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delete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lower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new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no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raise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layer_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atter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enc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olyg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poly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ect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ot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oundcorne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roundr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electnod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el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he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in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pir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st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transfo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un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whir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14_zo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3downar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3leftar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3rightar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3upar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bent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ccount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cc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imagefol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milest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po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ques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sub_tas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targ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d_tas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just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djust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im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bumfoldercom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bumfolder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ign_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ignobj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lign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ngle_bisec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ngle_siz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ns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center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center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gr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pos2gr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o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ppeara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ppoint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c_c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eaCirc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k_select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ran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rowhea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r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tlantik_buy_est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ttach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dioscrobbl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thentic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todi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tofo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autonumb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ck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ckup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r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aseCirc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i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lack_s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l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f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horizont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insi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out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out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re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to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order_vertic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rightne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ring_forw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ring_stencil_to_fro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siness_us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butt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lcu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me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p_but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p_r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p_squ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sesensiti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atalog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rwbla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sm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dtj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ll_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ll_lay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nterofcurvatu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entralsymmet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bc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bc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bp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bp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bt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lineinter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ircumfere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ipart_from_fi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ip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cubicbeziercur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freeha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poly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d_quadricbeziercur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lo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l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lorm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mb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m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icasympt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icb5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iclineinter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icsradical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ra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tr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nvexhu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or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py_stenc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over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pufreq_10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pufreq_2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pufreq_5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pufreq_7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pufreq_n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ubicbeziercur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urvelineinter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ut_stenc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e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tetime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ay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fine_cl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c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_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ete_table_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ques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lsli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eriv_fun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gikamimageplugi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gitalc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rectr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rsynch_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rsyn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ssociatec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sta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v_c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v_justif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v_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iv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cument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ontkn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uringbreak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dynam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constan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cop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pictu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pi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plo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_polyg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ditques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ff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lemp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llipsebff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llip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motic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mpty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ergi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um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num_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qch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qual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quilateralhyperbolab4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quitri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xclam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exif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bl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openur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repla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simu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s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e_transfer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l_colou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ledcirc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ledellip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ledrect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lters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nd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irst_letter_upp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a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ightevalu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l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lder_clos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lder_gre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llowmo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_decreaseind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at_increaseind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_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_newobj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orm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_fiel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reeha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t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t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un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unctionhel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fun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adu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enericaffini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enericprojectivi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ign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inv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g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lossa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nutella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nutella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aysca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een_b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ev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_stenci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roupwise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uides_horizont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guides_vertic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alflinebyvec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armonichomolog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d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exagonbc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demo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de_table_colum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de_table_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ghlight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omep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ot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hyperbolabff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area_3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are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bar_3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b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boxwhis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hil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bottom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bottom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noleg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top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egend_top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ine_3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pie_3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pi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pol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rt_r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ed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m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chemic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in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cq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magecom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ar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cellcop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c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li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ble_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sert_ta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tegral_fun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ter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vers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nve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p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p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norm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c_vo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kickfla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kicko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rki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sotopema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tal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tem_ad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tem_re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item_ren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bber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ail_p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in_bev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in_mi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in_r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ourn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juk_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aboodlelo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alarm_disabl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ala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azaa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azaa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ear-firew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earsitemanagerd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bearsite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b_fo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b_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issert_li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issert_po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dissert_s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e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et_dock_downlo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et_d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ex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g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identi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im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pho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sh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sig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gpg_te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hotkey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html_kg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g_polyg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g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t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ar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connec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_ha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_he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_min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_p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_pl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ivio_zoom_wid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lettres_dese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lettres_grown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lettres_ki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lipper_dock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lipper_d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lipper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b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bs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lun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attach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fla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forward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ignor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repli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to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unse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msgwatch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ousetool_o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ousetool_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mph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notes_clo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notes_d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notes_del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n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pete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rgac_disabl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org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addre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bhotsyn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calend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d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fileinstall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knot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pilotto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rec_rec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ro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irc_d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advanc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catal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cb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clin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cnam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colo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deepsk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ge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gr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guid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horiz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m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plane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solarsyst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tars_sta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ys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ys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sys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infowidg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nef_extract_all_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nef_extract_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plugi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queue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re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start_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st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stop_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kts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b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nguag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po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char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nobatte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nochar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ptop_po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rgethumbnai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yer_edi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yer_noedi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yer_no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yer_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ayer_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dap_look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eg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ess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arrow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arrow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byvec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circle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circle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imension_line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imension_line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arrow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arrow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line_arrow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double_line_arrow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line_arrow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line_arrow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normal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normal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rect_beg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rect_e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wid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e_wid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n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st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ist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ckzo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c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wer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lo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gnif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app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fla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h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ign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send_v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sp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il_to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k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rkasbla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axim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dthumbnai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nu_new_s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rgec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ss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etacontact_unkn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dd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autofo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circ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clip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d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m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pi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polyg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ni_r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rror-bo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rror-hor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rrorpo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irror-ve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e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difi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ne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nop_bo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ouse_poi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gid2msgst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bl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in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ph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sn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ltip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lti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mu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pster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pster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vigator_fir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vigator_la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vigator_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vigator_n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avigator_pre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on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activity_fu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activity_n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activity_o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activity_r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activity_t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work_connect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work_disconnect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work_incom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work_outgo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twork_traff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fun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ms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n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parametr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pol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recurev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sli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wto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e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fuzz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fuzzyuntra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mar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p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temp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extuntranslat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m_device_wir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m_no_conn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b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fb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fforw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forw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loopn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loopplay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looprand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loopso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pa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play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p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atuns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mailapp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no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cr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c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cr-sel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ilpa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nline_stat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ft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ft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_stencils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termbl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entermr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ti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tv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ptwildcar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rbi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rgan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scillosco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over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rabolabt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rall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s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ste_stenc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at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bru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ashdotd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ashd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a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d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n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style_sol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1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5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7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9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n_wid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rc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erpendicul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gn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gp-key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book_clos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book_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book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book_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history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history_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history_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_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hrase_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ia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ixmaplab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mu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playlist_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volume_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er_volume_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ays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dcast_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dca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int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intx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lyg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lygonsid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lygonvertic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ly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min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_min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pl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c_pl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e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fuzz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fuzzyuntra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iew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mar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p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temp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evuntranslat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ocess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ogre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roperti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pyth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adricbeziercur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ri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ry_era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ry_newobj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stion_ma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es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ick_st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dical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d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ise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i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nd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conci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ct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cu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cursi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d_b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de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l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ovec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ovecom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movepo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eat_play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e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eat_tr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ort_newobj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por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dir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filed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file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file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file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ize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ize_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ize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t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est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e_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e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ion_ac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ion_c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t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ow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ibreak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ibreak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ibreak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ibreak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ibreak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sibreak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bound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n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pr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run_sk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atur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aleor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a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aletohe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aletowid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al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arch2msgst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ar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gmentaxi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gment_midpo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g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lectcirc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lect_it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l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lectr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nd_backw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nd_stencil_to_b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ri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L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L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R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R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adow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e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ow_table_colum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ow_table_r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huff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heme_acoust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heme_advanced_power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heme_po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heme_power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cheme_present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ideb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ignals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imilitu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i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i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idesh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lo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mallc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mallc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mallthumbnai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larizeto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a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decrea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inc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rt_z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ulseek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oulseek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a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cial_pas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ctr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llcheck_actu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llcheck_from_curs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ellcheck_select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newg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newr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pauseg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pr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qu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nd_b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e_da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e_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emat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e_sq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e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atistic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r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ret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rikethroug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rokedo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tyledo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bm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perimpo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p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spend_to_dis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uspend_to_r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synt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fir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la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le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le_newobj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l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_r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bwidg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bol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b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-fol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l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su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s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uli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u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g_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ang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a_anim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a_anim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a_not_read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a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alanceshe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ar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asicworkfl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m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usinesscards10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businesscards1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cmyk_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creditcardtra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mptyland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mptyportra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nvelopec6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nveloped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expensere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f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gray_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invo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is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let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mem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menupl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onecolumnland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onecolumnportra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packingsl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plain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pricequot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rgb_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simplelay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studentidc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ime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itleland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itleportra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wocolumnland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wocolumnportra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twocolum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vacationcheck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mplate_workshe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colline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contai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dista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_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orthogon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parall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bott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col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t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_under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extwaterf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ime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ime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imesp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im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gglefuzz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bru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brush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clipbo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color_pi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color_wash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cur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de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del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disconn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d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drop_targ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ellip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elliptical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eras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eraser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expe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flood_fi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free_form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freeha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logwind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norm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offline_mode_o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offline_mode_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as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a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icker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olygonal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olyg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oly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preferenc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que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rect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rect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rest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resu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rounded_rect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shut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sprayc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st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tim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t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uselastdi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u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ool_wizard_sel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action_ex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action_fi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action_im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l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anssear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ee_arran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triang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der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gro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group_stenci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lin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l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markasbla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nsorted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urlreque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cs_ad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cs_comm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cs_di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cs_remo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cs_stat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cs_upd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ectordiffere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ec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ectorsu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ertical_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gr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guid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bis-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bis+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enlar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fac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fu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shri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mag_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margi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orient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pagebor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rul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ew_spl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si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isualizati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volu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allet_clos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allet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arn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ex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ebpr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hatsn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dgetst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k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_duplic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ndo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r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irele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brea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da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del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en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outp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refre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sour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step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xsldbg_step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mobi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ahoo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ellow_b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ellow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yes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zoom_disabl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ctions</text:p>
          </table:table-cell>
          <table:table-cell office:value-type="string">
            <text:p>zoom_enabl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crorea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r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rt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oo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gika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3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dressboo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ffein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lziu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nagra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logg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ruc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a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kw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olorchoos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duc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eograph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hangm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helpcent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t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journ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ati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ettr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ipp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i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play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Pl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ot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lf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quero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so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tac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versatio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rganiz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ercentag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ul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napsh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niff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ta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orr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uicksho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Verbo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all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i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ordQuiz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rit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kul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raphic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multimedi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networ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lasmagi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tra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odoli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in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applicati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uperkaramb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pplixw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lanbomb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im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m_ho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icq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inuxcon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et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c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u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develop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favouri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sett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toy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engu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hp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ys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and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tar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ermin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ackgr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f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ma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nergy_st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ach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olo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nerg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partiti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iletyp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on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elp_inde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w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devic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d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memo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ontr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pc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y_bind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mconf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creensa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hememg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oca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ooknfe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ultimed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rox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amb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tyleshe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sett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en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ysgu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askb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ts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kregator_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eee139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du_languag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vdirp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f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pgs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bi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lev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ssista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len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luefi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lg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clip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du_miscellaneo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du_mathematic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meet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du_scie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mac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volu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iref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abb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a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_app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umer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uca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v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_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vir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ingu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y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athematic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_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edito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pe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applic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_arca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edutain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_strateg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_bo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_c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wordprocess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syst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ybliograph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l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lan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ealp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odipod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emo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crib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nhanced_brows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hunderbi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vn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ab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cal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ch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clipbo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conso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emac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ey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f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lo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mm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os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pa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g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ooki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c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conthem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nput_devices_sett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ki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mid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process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s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scs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syst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yboard_lay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nel_settin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ty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us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qsidebar_delicio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ilcv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ame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im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tlo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sksfilesystem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aem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splayconf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userconf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qsidebar_mediap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bluetoo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emusedsr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aptop_pcmc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ersonaliz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viewsh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iskna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n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indow_li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oap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ditbookmark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qsidebar_new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inaryc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tobex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tserialch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unprocesscatch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ifteenpiec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ilel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ill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_all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_some_aw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_off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_some_onl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ale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awt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drkonq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k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fx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f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kbfxn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iraj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d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ingu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maker_app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openg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qtell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roupwise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jabber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im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eanwhile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cq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rc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sn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yahoo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adu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ms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kype_protocol_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job_cancelle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compute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job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class_proces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job_complete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job_erro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job_proces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job_stoppe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clas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class_stoppe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defect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proces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remote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remote_proces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remote_stoppe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stopped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users_kdepr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o_uiserver_kio_ui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tworkmanager_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y_bindings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o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tyle_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roupwise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sn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rc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im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cq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yahoo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ms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jabber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adu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estbed_protocol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_avdevic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atex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utoreplace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exteffect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ighlight_kope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01_star_butterfl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02_text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05_spreadsheet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06_drawing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08_presentation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09_presentation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10_presentation_compress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12_html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15_math_docu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016_temp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500_set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501_printeradm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bak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ibility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im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krega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k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mar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m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ntivir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poll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rtsbuil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rtscontr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tlantik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tlanti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audaci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ask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link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ookca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rows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u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bzfla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al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atalog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ategori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D-Ro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elest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ervis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ivworl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ode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ompu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pufreq_appl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cgui-q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efault-applications-cappl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a_gnome_ic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gikamcamera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gikamimageplugi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isp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opewars-pi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ownload_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ds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nigm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the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ventwatch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exec_w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alconsey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axReciev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ilesh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inances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lashk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fs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flopp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krell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ks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la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lob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-about-log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-e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_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_ques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-starthe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-termin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ome-warn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nutell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roupwise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snes9x-ic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tk_came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uardd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wen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xm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gxmess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arddri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ardware_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ardw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ighligh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o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hw_unkn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harsel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chat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cew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cq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magegalle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m-a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m-icq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m-jabb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m-ms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m-yaho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net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nk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rc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rki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sdn-conf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sp-disabl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is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jabber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joysti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ju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bood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ddress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ffeine-pa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ffeine-p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ffeine-rec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la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m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ppfin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rchi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r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steroi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t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tom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udiocrea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aza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abeldi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ab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ackgammon_eng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ackgam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atterymon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attlesh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e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if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lack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luetooth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oun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bugbus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achegri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al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dlab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fgcrea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fontin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msambacon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olor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onfigu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pulo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r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b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ap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nli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f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print_printer_cla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sv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t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vassista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v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velop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evelo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i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iff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dv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e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nolab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rberos-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rn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urocal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yboard-cappl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yboardlay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eyboard-shortc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ax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ilerepla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l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lopp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oc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ont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orm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ormul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oulegg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ftpgrabb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amm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e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g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host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oldrun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pg_d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gp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hex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hotkey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harsel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con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d3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magemaped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mdab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ntern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oskto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o_ui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p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tchensyn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iv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jobvie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jo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jumpingcub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aptop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icke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in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inkstat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ipper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lpq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hjong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mele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athto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dr_ed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dr-ed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dr_execu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enued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erl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d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n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xdocked_err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xdocked_mu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xd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ldonke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o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ouseto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ou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yfirewa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mymoney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tatta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twal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tworkcon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twork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ewstic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od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od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od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noppix-pengu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lourpa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mman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mman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mp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mpo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que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ser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solekalend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nver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ok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pete_avdev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rganizer_tod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r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osh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ack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ai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alm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d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ilotDaem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i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la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ok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ovmodel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owers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p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rese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rintfa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pro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ecip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e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egexpedi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en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evers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ri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a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ayit_clipempt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ayi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ayit_talk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c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ensor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ervic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his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hutdow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ir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irt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miletri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nak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okob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pacedue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pla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pr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treamripp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ysguard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sys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alk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ea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echla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hesauru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im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i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ne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ou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r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uberl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urt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tu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udesig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ug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uiview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us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vie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v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voctra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allet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avecontr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av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eath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ifi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ikdis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in4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o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orldclo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writ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xconfi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xk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xsldb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ynapt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kzenexplor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abP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break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dap_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ed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imewi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ockscre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ogj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ogo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ska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lv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ail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edia-player-48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egam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enub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isc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ldonke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d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nop_bo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use-cappl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-firef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_mailnew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-navigat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ozilla-thunderbi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play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s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sn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ultihe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ultisyn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ycom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ycompu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ym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my_ma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aps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etwork_advanc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f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oatu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tp-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nv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k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cal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calc_tp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dra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gull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impre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impress_tp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mat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printeradm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set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temp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we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oo_wri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penf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penoffice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open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_car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ckage_games_kid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lm-pilo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rtitio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aye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cmci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hotoboo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lay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otracegu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ower-managem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owertwea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rinter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ri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rinting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rintmg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s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pwmanag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q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quanta_b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quan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quick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ealp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elok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sibrea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runn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amba_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amba-cli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amba_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amba-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amba_set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can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creensa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earchto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ettings-soun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hel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hells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howfot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howim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hredd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chedu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i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l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mb4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ms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oftwar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oftwa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oulsee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oundcar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uppo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naesco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napt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sadmi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flopp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ds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ellic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eln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erminals_sec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imezon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imezo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tv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umbrell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unknownap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user-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viso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ait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allpap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arn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eb-brows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ilb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in_app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indow-cappl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inprop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ww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1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cdroa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sa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xterm-termin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yahoo_protoco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yakuak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YaS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apps</text:p>
          </table:table-cell>
          <table:table-cell office:value-type="string">
            <text:p>Y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3floppy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3floppy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audio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audio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rom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rom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writer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writer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ellular_phone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ellular_phone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dvd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dvd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external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external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usb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usb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ipod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ipod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joystic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ksim_cpu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lapto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emory_stick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emory_stick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nfs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nfs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cr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d_mmc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d_mmc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mart_media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mart_media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yste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usbpendrive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usbpendrive_un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webcam_mou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webca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blockdev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ompact_flash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hardev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ompact_flash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ou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_clas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1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5floppy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5floppy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zip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emo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o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o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_blac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_bl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scann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tabl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zip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cdrom_audi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firewire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firewire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andhel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us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win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hdd_win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kxk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linux_hdd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linux_hdd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mode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_pri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usbdisk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usbdisk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usb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usb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zip_external_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devices</text:p>
          </table:table-cell>
          <table:table-cell office:value-type="string">
            <text:p>zip_external_unmou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bl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brown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br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emp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grey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gre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hom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htm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importa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lock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music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orange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orang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pri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red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soun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t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tx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vide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violet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viol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yellow_op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yellow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network_loc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trashcan_emp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trashcan_fu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zip_overla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exe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cryst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green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favori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gre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hom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imag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link_over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ww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m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pi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lock_overla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t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in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outbo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sent_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serv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came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blockdev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connect_to_networ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exec_w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ile_importa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ile_l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ile_tempora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apoll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bina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bom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c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cyan_ope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cya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deb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documen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downloa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font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gam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mai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mid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print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rpm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sync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folder_w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chardev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mycom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mycompu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servic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filesystems</text:p>
          </table:table-cell>
          <table:table-cell office:value-type="string">
            <text:p>sock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scii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binar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b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dbo_li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dimag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dtrac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olorsc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de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emp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encryp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_bitma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_truetyp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_type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htm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j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get_lis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wordquiz_d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ak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essag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idi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new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c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f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g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i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-od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odf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df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lasmoi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ecycl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p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hellscrip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n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c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cp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cshar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f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java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j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p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p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p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preadshe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gz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x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calenda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car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ectorgfx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ide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m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ppli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d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document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dv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exec_w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arbon_karb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g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netscape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exi_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multip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rita_kr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lo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etafo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is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ozilla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ostscrip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quickt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ead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esour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ffic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m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ph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xt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widget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uperkaramba_the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wordprocess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wordquiz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ig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get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formula_k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chart_ch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presenter_kp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ivio_flw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spread_ks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ugar_ku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word_kw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opete_emoticon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exiproject_sqli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exiproject_sqlite2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ugardat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ile_tempora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ile_locke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kexiproject_shortcu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krec_fileempty_kre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krec_fileplay_kre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krec_filerec_kre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kwordquiz_doc_kwordquiz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backu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blender3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olorse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databas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djv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drawing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formul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gnome_app_inf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gnome-librar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graphi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char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g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s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po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java_ja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javascrip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develop_proj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exi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m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kpovmodeler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lp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ime_kaffein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ime_ly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mim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mime_vide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misc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moc_sr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money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netscap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h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resentation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rinter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sd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eal_doc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rejec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mo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ource_xm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1">
          <table:table-cell office:value-type="string">
            <text:p>mimetypes</text:p>
          </table:table-cell>
          <table:table-cell office:value-type="string">
            <text:p>sq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swf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tellic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templat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tex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trash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umbrellofil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  <table:table-row table:style-name="ro2">
          <table:table-cell office:value-type="string">
            <text:p>mimetypes</text:p>
          </table:table-cell>
          <table:table-cell office:value-type="string">
            <text:p>you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51"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 Serif" svg:font-family="'Sans Serif'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Sans Serif" fo:language="it" fo:country="IT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5">05/01/2007</text:date>, <text:time>23:51: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05T23:51:43</dc:date>
    <dc:language>it-IT</dc:language>
    <meta:editing-cycles>10</meta:editing-cycles>
    <meta:editing-duration>PT2H58M25S</meta:editing-duration>
    <meta:user-defined meta:name="Info 1"/>
    <meta:user-defined meta:name="Info 2"/>
    <meta:user-defined meta:name="Info 3"/>
    <meta:user-defined meta:name="Info 4"/>
    <meta:document-statistic meta:table-count="3" meta:cell-count="11251"/>
  </office:meta>
</office:document-meta>
</file>